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 svg:font-family="'Lohit Devanagari'"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Table7" style:family="table">
      <style:table-properties style:width="10.1153in" table:align="margins"/>
    </style:style>
    <style:style style:name="Table7.A" style:family="table-column">
      <style:table-column-properties style:column-width="2.0229in" style:rel-column-width="13106*"/>
    </style:style>
    <style:style style:name="Table7.B" style:family="table-column">
      <style:table-column-properties style:column-width="2.0229in" style:rel-column-width="13107*"/>
    </style:style>
    <style:style style:name="Table7.E" style:family="table-column">
      <style:table-column-properties style:column-width="2.0236in" style:rel-column-width="13110*"/>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8" style:family="table">
      <style:table-properties style:width="10.1153in" table:align="margins"/>
    </style:style>
    <style:style style:name="Table8.A" style:family="table-column">
      <style:table-column-properties style:column-width="2.0229in" style:rel-column-width="1310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1" style:family="table">
      <style:table-properties style:width="10.1153in" fo:margin-left="0in" table:align="left"/>
    </style:style>
    <style:style style:name="Table1.A" style:family="table-column">
      <style:table-column-properties style:column-width="2.0222in"/>
    </style:style>
    <style:style style:name="Table1.B" style:family="table-column">
      <style:table-column-properties style:column-width="0.7278in"/>
    </style:style>
    <style:style style:name="Table1.C" style:family="table-column">
      <style:table-column-properties style:column-width="4in"/>
    </style:style>
    <style:style style:name="Table1.D" style:family="table-column">
      <style:table-column-properties style:column-width="1.5625in"/>
    </style:style>
    <style:style style:name="Table1.E" style:family="table-column">
      <style:table-column-properties style:column-width="1.8028in"/>
    </style:style>
    <style:style style:name="Table1.A1" style:family="table-cell">
      <style:table-cell-properties fo:padding="0.0382in" fo:border-left="0.25pt solid #000000" fo:border-right="none" fo:border-top="0.25pt solid #000000" fo:border-bottom="0.25pt solid #000000" style:writing-mode="lr-tb"/>
    </style:style>
    <style:style style:name="Table1.E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E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10.1153in" fo:margin-left="0in" table:align="left"/>
    </style:style>
    <style:style style:name="Table2.A" style:family="table-column">
      <style:table-column-properties style:column-width="2.0222in"/>
    </style:style>
    <style:style style:name="Table2.B" style:family="table-column">
      <style:table-column-properties style:column-width="0.7278in"/>
    </style:style>
    <style:style style:name="Table2.C" style:family="table-column">
      <style:table-column-properties style:column-width="4in"/>
    </style:style>
    <style:style style:name="Table2.D" style:family="table-column">
      <style:table-column-properties style:column-width="1.5625in"/>
    </style:style>
    <style:style style:name="Table2.E" style:family="table-column">
      <style:table-column-properties style:column-width="1.8028in"/>
    </style:style>
    <style:style style:name="Table2.A1" style:family="table-cell">
      <style:table-cell-properties fo:padding="0.0382in" fo:border-left="0.25pt solid #000000" fo:border-right="none" fo:border-top="0.25pt solid #000000" fo:border-bottom="0.25pt solid #000000" style:writing-mode="lr-tb"/>
    </style:style>
    <style:style style:name="Table2.E1" style:family="table-cell">
      <style:table-cell-properties fo:padding="0.0382in" fo:border="0.25pt solid #000000" style:writing-mode="lr-tb"/>
    </style:style>
    <style:style style:name="Table2.A2" style:family="table-cell">
      <style:table-cell-properties fo:padding="0.0382in" fo:border-left="0.25pt solid #000000" fo:border-right="none" fo:border-top="none" fo:border-bottom="0.25pt solid #000000" style:writing-mode="lr-tb"/>
    </style:style>
    <style:style style:name="Table2.E2" style:family="table-cell">
      <style:table-cell-properties fo:padding="0.0382in" fo:border-left="0.25pt solid #000000" fo:border-right="0.25pt solid #000000" fo:border-top="none" fo:border-bottom="0.25pt solid #000000" style:writing-mode="lr-tb"/>
    </style:style>
    <style:style style:name="Table3" style:family="table">
      <style:table-properties style:width="10.1153in" fo:margin-left="0in" table:align="left"/>
    </style:style>
    <style:style style:name="Table3.A" style:family="table-column">
      <style:table-column-properties style:column-width="2.0222in"/>
    </style:style>
    <style:style style:name="Table3.B" style:family="table-column">
      <style:table-column-properties style:column-width="0.7278in"/>
    </style:style>
    <style:style style:name="Table3.C" style:family="table-column">
      <style:table-column-properties style:column-width="4in"/>
    </style:style>
    <style:style style:name="Table3.D" style:family="table-column">
      <style:table-column-properties style:column-width="1.5625in"/>
    </style:style>
    <style:style style:name="Table3.E" style:family="table-column">
      <style:table-column-properties style:column-width="1.8028in"/>
    </style:style>
    <style:style style:name="Table3.A1" style:family="table-cell">
      <style:table-cell-properties fo:padding="0.0382in" fo:border-left="0.25pt solid #000000" fo:border-right="none" fo:border-top="0.25pt solid #000000" fo:border-bottom="0.25pt solid #000000" style:writing-mode="lr-tb"/>
    </style:style>
    <style:style style:name="Table3.E1" style:family="table-cell">
      <style:table-cell-properties fo:padding="0.0382in" fo:border="0.25pt solid #000000" style:writing-mode="lr-tb"/>
    </style:style>
    <style:style style:name="Table3.A2" style:family="table-cell">
      <style:table-cell-properties fo:padding="0.0382in" fo:border-left="0.25pt solid #000000" fo:border-right="none" fo:border-top="none" fo:border-bottom="0.25pt solid #000000" style:writing-mode="lr-tb"/>
    </style:style>
    <style:style style:name="Table3.E2" style:family="table-cell">
      <style:table-cell-properties fo:padding="0.0382in" fo:border-left="0.25pt solid #000000" fo:border-right="0.25pt solid #000000" fo:border-top="none" fo:border-bottom="0.25pt solid #000000" style:writing-mode="lr-tb"/>
    </style:style>
    <style:style style:name="Table4" style:family="table">
      <style:table-properties style:width="10.1153in" fo:margin-left="0in" table:align="left"/>
    </style:style>
    <style:style style:name="Table4.A" style:family="table-column">
      <style:table-column-properties style:column-width="2.0222in"/>
    </style:style>
    <style:style style:name="Table4.B" style:family="table-column">
      <style:table-column-properties style:column-width="0.7278in"/>
    </style:style>
    <style:style style:name="Table4.C" style:family="table-column">
      <style:table-column-properties style:column-width="4in"/>
    </style:style>
    <style:style style:name="Table4.D" style:family="table-column">
      <style:table-column-properties style:column-width="1.5625in"/>
    </style:style>
    <style:style style:name="Table4.E" style:family="table-column">
      <style:table-column-properties style:column-width="1.8028in"/>
    </style:style>
    <style:style style:name="Table4.A1" style:family="table-cell">
      <style:table-cell-properties fo:padding="0.0382in" fo:border-left="0.25pt solid #000000" fo:border-right="none" fo:border-top="0.25pt solid #000000" fo:border-bottom="0.25pt solid #000000" style:writing-mode="lr-tb"/>
    </style:style>
    <style:style style:name="Table4.E1" style:family="table-cell">
      <style:table-cell-properties fo:padding="0.0382in" fo:border="0.25pt solid #000000" style:writing-mode="lr-tb"/>
    </style:style>
    <style:style style:name="Table4.A2" style:family="table-cell">
      <style:table-cell-properties fo:padding="0.0382in" fo:border-left="0.25pt solid #000000" fo:border-right="none" fo:border-top="none" fo:border-bottom="0.25pt solid #000000" style:writing-mode="lr-tb"/>
    </style:style>
    <style:style style:name="Table4.E2" style:family="table-cell">
      <style:table-cell-properties fo:padding="0.0382in" fo:border-left="0.25pt solid #000000" fo:border-right="0.25pt solid #000000" fo:border-top="none" fo:border-bottom="0.25pt solid #000000" style:writing-mode="lr-tb"/>
    </style:style>
    <style:style style:name="Table4.3" style:family="table-row">
      <style:table-row-properties style:min-row-height="0.3104in" style:use-optimal-row-height="false"/>
    </style:style>
    <style:style style:name="Table5" style:family="table">
      <style:table-properties style:width="10.1153in" fo:margin-left="0in" table:align="left"/>
    </style:style>
    <style:style style:name="Table5.A" style:family="table-column">
      <style:table-column-properties style:column-width="2.0222in"/>
    </style:style>
    <style:style style:name="Table5.B" style:family="table-column">
      <style:table-column-properties style:column-width="0.7278in"/>
    </style:style>
    <style:style style:name="Table5.C" style:family="table-column">
      <style:table-column-properties style:column-width="4in"/>
    </style:style>
    <style:style style:name="Table5.D" style:family="table-column">
      <style:table-column-properties style:column-width="1.5625in"/>
    </style:style>
    <style:style style:name="Table5.E" style:family="table-column">
      <style:table-column-properties style:column-width="1.8028in"/>
    </style:style>
    <style:style style:name="Table5.A1" style:family="table-cell">
      <style:table-cell-properties fo:padding="0.0382in" fo:border-left="0.25pt solid #000000" fo:border-right="none" fo:border-top="0.25pt solid #000000" fo:border-bottom="0.25pt solid #000000" style:writing-mode="lr-tb"/>
    </style:style>
    <style:style style:name="Table5.E1" style:family="table-cell">
      <style:table-cell-properties fo:padding="0.0382in" fo:border="0.25pt solid #000000" style:writing-mode="lr-tb"/>
    </style:style>
    <style:style style:name="Table5.2" style:family="table-row">
      <style:table-row-properties style:min-row-height="0.3104in" style:use-optimal-row-height="false"/>
    </style:style>
    <style:style style:name="Table5.A2" style:family="table-cell">
      <style:table-cell-properties fo:padding="0.0382in" fo:border-left="0.25pt solid #000000" fo:border-right="none" fo:border-top="none" fo:border-bottom="0.25pt solid #000000" style:writing-mode="lr-tb"/>
    </style:style>
    <style:style style:name="Table5.E2" style:family="table-cell">
      <style:table-cell-properties fo:padding="0.0382in" fo:border-left="0.25pt solid #000000" fo:border-right="0.25pt solid #000000" fo:border-top="none" fo:border-bottom="0.25pt solid #000000" style:writing-mode="lr-tb"/>
    </style:style>
    <style:style style:name="Table6" style:family="table">
      <style:table-properties style:width="10.1153in" table:align="margins"/>
    </style:style>
    <style:style style:name="Table6.A" style:family="table-column">
      <style:table-column-properties style:column-width="2.0229in" style:rel-column-width="13106*"/>
    </style:style>
    <style:style style:name="Table6.B" style:family="table-column">
      <style:table-column-properties style:column-width="0.7271in" style:rel-column-width="4710*"/>
    </style:style>
    <style:style style:name="Table6.C" style:family="table-column">
      <style:table-column-properties style:column-width="4in" style:rel-column-width="25915*"/>
    </style:style>
    <style:style style:name="Table6.D" style:family="table-column">
      <style:table-column-properties style:column-width="1.5625in" style:rel-column-width="10123*"/>
    </style:style>
    <style:style style:name="Table6.E" style:family="table-column">
      <style:table-column-properties style:column-width="1.8028in" style:rel-column-width="11681*"/>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2" style:family="table-row">
      <style:table-row-properties style:min-row-height="2.9813in"/>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9" style:family="table">
      <style:table-properties style:width="10.1153in" table:align="margins"/>
    </style:style>
    <style:style style:name="Table9.A" style:family="table-column">
      <style:table-column-properties style:column-width="2.0229in" style:rel-column-width="13107*"/>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2" style:family="table-row">
      <style:table-row-properties style:min-row-height="0.2938in"/>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weight="bold" style:font-weight-asian="bold" style:font-size-complex="18pt" style:font-weight-complex="bold"/>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rsid="0027317c" officeooo:paragraph-rsid="0027317c" style:font-weight-asian="bold" style:font-weight-complex="bold"/>
    </style:style>
    <style:style style:name="P4" style:family="paragraph" style:parent-style-name="Text_20_body">
      <style:text-properties fo:font-size="14pt" fo:font-weight="bold" style:font-size-asian="14pt" style:font-weight-asian="bold" style:font-size-complex="14pt" style:font-weight-complex="bold"/>
    </style:style>
    <style:style style:name="P5" style:family="paragraph" style:parent-style-name="Text_20_body">
      <style:text-properties fo:font-size="14pt" fo:font-weight="bold" officeooo:rsid="003c2084" officeooo:paragraph-rsid="003c2084" style:font-size-asian="14pt" style:font-weight-asian="bold" style:font-size-complex="14pt" style:font-weight-complex="bold"/>
    </style:style>
    <style:style style:name="P6" style:family="paragraph" style:parent-style-name="Text_20_body">
      <style:text-properties fo:font-size="14pt" fo:font-weight="bold" officeooo:rsid="00381e2f" officeooo:paragraph-rsid="00381e2f" style:font-size-asian="12.25pt" style:font-weight-asian="bold" style:font-size-complex="14pt" style:font-weight-complex="bold"/>
    </style:style>
    <style:style style:name="P7" style:family="paragraph" style:parent-style-name="Text_20_body">
      <style:text-properties fo:font-weight="normal" officeooo:rsid="0027317c" officeooo:paragraph-rsid="0027317c" style:font-weight-asian="normal" style:font-weight-complex="normal"/>
    </style:style>
    <style:style style:name="P8" style:family="paragraph" style:parent-style-name="Text_20_body">
      <style:text-properties fo:font-weight="normal" officeooo:rsid="00277a25" officeooo:paragraph-rsid="00277a25" style:font-weight-asian="normal" style:font-weight-complex="normal"/>
    </style:style>
    <style:style style:name="P9" style:family="paragraph" style:parent-style-name="Text_20_body">
      <style:text-properties fo:font-size="16pt" fo:font-weight="bold" officeooo:rsid="00381e2f" officeooo:paragraph-rsid="00381e2f" style:font-size-asian="16pt" style:font-weight-asian="bold" style:font-size-complex="16pt" style:font-weight-complex="bold"/>
    </style:style>
    <style:style style:name="P10" style:family="paragraph" style:parent-style-name="Text_20_body">
      <style:text-properties fo:font-size="12pt" fo:font-weight="normal" officeooo:rsid="00381e2f" officeooo:paragraph-rsid="00381e2f" style:font-size-asian="10.5pt" style:font-weight-asian="normal" style:font-size-complex="12pt" style:font-weight-complex="normal"/>
    </style:style>
    <style:style style:name="P11" style:family="paragraph" style:parent-style-name="Text_20_body">
      <style:text-properties fo:font-size="12pt" fo:font-weight="normal" officeooo:rsid="00381e2f" officeooo:paragraph-rsid="00381e2f" style:font-size-asian="12pt" style:font-weight-asian="normal" style:font-size-complex="12pt" style:font-weight-complex="normal"/>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font-weight="bold" officeooo:rsid="00125e73" officeooo:paragraph-rsid="00125e73" style:font-weight-asian="bold" style:font-weight-complex="bold"/>
    </style:style>
    <style:style style:name="P14" style:family="paragraph" style:parent-style-name="Table_20_Contents">
      <style:text-properties fo:font-weight="bold" officeooo:rsid="00125e73" officeooo:paragraph-rsid="00199a31" style:font-weight-asian="bold" style:font-weight-complex="bold"/>
    </style:style>
    <style:style style:name="P15" style:family="paragraph" style:parent-style-name="Table_20_Contents">
      <style:text-properties fo:font-weight="bold" officeooo:rsid="001756d7" officeooo:paragraph-rsid="001756d7" style:font-weight-asian="bold" style:font-weight-complex="bold"/>
    </style:style>
    <style:style style:name="P16" style:family="paragraph" style:parent-style-name="Table_20_Contents">
      <style:text-properties fo:font-weight="bold" officeooo:rsid="001756d7" officeooo:paragraph-rsid="00271e4d" style:font-weight-asian="bold" style:font-weight-complex="bold"/>
    </style:style>
    <style:style style:name="P17" style:family="paragraph" style:parent-style-name="Table_20_Contents">
      <style:text-properties fo:font-weight="bold" officeooo:rsid="001756d7" officeooo:paragraph-rsid="00284e88" style:font-weight-asian="bold" style:font-weight-complex="bold"/>
    </style:style>
    <style:style style:name="P18" style:family="paragraph" style:parent-style-name="Table_20_Contents">
      <style:text-properties fo:font-weight="bold" officeooo:rsid="001bd3fd" officeooo:paragraph-rsid="001bd3fd" style:font-weight-asian="bold" style:font-weight-complex="bold"/>
    </style:style>
    <style:style style:name="P19" style:family="paragraph" style:parent-style-name="Table_20_Contents">
      <style:text-properties fo:font-weight="bold" officeooo:rsid="001d83ed" officeooo:paragraph-rsid="001d83ed" style:font-weight-asian="bold" style:font-weight-complex="bold"/>
    </style:style>
    <style:style style:name="P20" style:family="paragraph" style:parent-style-name="Table_20_Contents">
      <style:text-properties fo:font-weight="bold" officeooo:rsid="00215835" officeooo:paragraph-rsid="00215835" style:font-weight-asian="bold" style:font-weight-complex="bold"/>
    </style:style>
    <style:style style:name="P21" style:family="paragraph" style:parent-style-name="Table_20_Contents">
      <style:text-properties fo:font-weight="bold" officeooo:rsid="002462f1" officeooo:paragraph-rsid="002462f1" style:font-weight-asian="bold" style:font-weight-complex="bold"/>
    </style:style>
    <style:style style:name="P22" style:family="paragraph" style:parent-style-name="Table_20_Contents">
      <style:text-properties fo:font-weight="bold" officeooo:rsid="002a8336" officeooo:paragraph-rsid="002a8336" style:font-weight-asian="bold" style:font-weight-complex="bold"/>
    </style:style>
    <style:style style:name="P23" style:family="paragraph" style:parent-style-name="Table_20_Contents">
      <style:text-properties fo:font-weight="bold" officeooo:rsid="002a8336" officeooo:paragraph-rsid="002d00de" style:font-weight-asian="bold" style:font-weight-complex="bold"/>
    </style:style>
    <style:style style:name="P24" style:family="paragraph" style:parent-style-name="Table_20_Contents">
      <style:text-properties fo:font-weight="bold" officeooo:rsid="002edb3e" officeooo:paragraph-rsid="002edb3e" style:font-weight-asian="bold" style:font-weight-complex="bold"/>
    </style:style>
    <style:style style:name="P25" style:family="paragraph" style:parent-style-name="Table_20_Contents">
      <style:text-properties fo:font-weight="bold" officeooo:rsid="002fd90c" officeooo:paragraph-rsid="002fd90c" style:font-weight-asian="bold" style:font-weight-complex="bold"/>
    </style:style>
    <style:style style:name="P26" style:family="paragraph" style:parent-style-name="Table_20_Contents">
      <style:text-properties fo:font-weight="bold" officeooo:rsid="003381e8" officeooo:paragraph-rsid="003381e8" style:font-weight-asian="bold" style:font-weight-complex="bold"/>
    </style:style>
    <style:style style:name="P27" style:family="paragraph" style:parent-style-name="Table_20_Contents">
      <style:text-properties style:font-weight-complex="bold"/>
    </style:style>
    <style:style style:name="P28" style:family="paragraph" style:parent-style-name="Table_20_Contents">
      <style:text-properties fo:font-weight="normal" officeooo:rsid="001756d7" officeooo:paragraph-rsid="001756d7" style:font-weight-asian="normal" style:font-weight-complex="normal"/>
    </style:style>
    <style:style style:name="P29" style:family="paragraph" style:parent-style-name="Table_20_Contents">
      <style:text-properties fo:font-weight="normal" officeooo:rsid="001bd3fd" officeooo:paragraph-rsid="001bd3fd" style:font-weight-asian="normal" style:font-weight-complex="normal"/>
    </style:style>
    <style:style style:name="P30" style:family="paragraph" style:parent-style-name="Table_20_Contents">
      <style:text-properties fo:font-weight="normal" officeooo:rsid="001d83ed" officeooo:paragraph-rsid="001d83ed" style:font-weight-asian="normal" style:font-weight-complex="normal"/>
    </style:style>
    <style:style style:name="P31" style:family="paragraph" style:parent-style-name="Table_20_Contents">
      <style:text-properties fo:font-weight="normal" officeooo:rsid="00215835" officeooo:paragraph-rsid="00215835" style:font-weight-asian="normal" style:font-weight-complex="normal"/>
    </style:style>
    <style:style style:name="P32" style:family="paragraph" style:parent-style-name="Table_20_Contents">
      <style:text-properties fo:font-weight="normal" officeooo:rsid="002462f1" officeooo:paragraph-rsid="002462f1" style:font-weight-asian="normal" style:font-weight-complex="normal"/>
    </style:style>
    <style:style style:name="P33" style:family="paragraph" style:parent-style-name="Table_20_Contents">
      <style:text-properties fo:font-weight="normal" officeooo:rsid="002edb3e" officeooo:paragraph-rsid="002edb3e" style:font-weight-asian="normal" style:font-weight-complex="normal"/>
    </style:style>
    <style:style style:name="P34" style:family="paragraph" style:parent-style-name="Table_20_Contents">
      <style:text-properties fo:font-weight="normal" officeooo:rsid="002fd90c" officeooo:paragraph-rsid="002fd90c" style:font-weight-asian="normal" style:font-weight-complex="normal"/>
    </style:style>
    <style:style style:name="P35" style:family="paragraph" style:parent-style-name="Table_20_Contents">
      <style:text-properties fo:font-style="normal" fo:font-weight="normal" officeooo:rsid="001756d7" officeooo:paragraph-rsid="001756d7" style:font-style-asian="normal" style:font-weight-asian="normal" style:font-style-complex="normal" style:font-weight-complex="normal"/>
    </style:style>
    <style:style style:name="P36" style:family="paragraph" style:parent-style-name="Table_20_Contents">
      <style:text-properties officeooo:rsid="0017beaf" officeooo:paragraph-rsid="0017beaf"/>
    </style:style>
    <style:style style:name="P37" style:family="paragraph" style:parent-style-name="Table_20_Contents">
      <style:text-properties officeooo:rsid="001863d3" officeooo:paragraph-rsid="001863d3"/>
    </style:style>
    <style:style style:name="P38" style:family="paragraph" style:parent-style-name="Table_20_Contents">
      <style:text-properties fo:font-size="12pt" fo:font-weight="bold" officeooo:rsid="001ac154" officeooo:paragraph-rsid="001ac154" style:font-size-asian="10.5pt" style:font-weight-asian="bold" style:font-size-complex="12pt" style:font-weight-complex="bold"/>
    </style:style>
    <style:style style:name="P39" style:family="paragraph" style:parent-style-name="Table_20_Contents">
      <style:text-properties fo:font-size="12pt" fo:font-weight="bold" officeooo:rsid="001ac154" officeooo:paragraph-rsid="001ac154" style:font-size-asian="12pt" style:font-weight-asian="bold" style:font-size-complex="12pt" style:font-weight-complex="bold"/>
    </style:style>
    <style:style style:name="P40" style:family="paragraph" style:parent-style-name="Table_20_Contents">
      <style:text-properties fo:font-size="12pt" fo:font-weight="bold" officeooo:rsid="00381e2f" officeooo:paragraph-rsid="00381e2f" style:font-size-asian="12pt" style:font-weight-asian="bold" style:font-size-complex="12pt" style:font-weight-complex="bold"/>
    </style:style>
    <style:style style:name="P41" style:family="paragraph" style:parent-style-name="Table_20_Contents">
      <style:text-properties fo:font-size="12pt" fo:font-weight="bold" officeooo:rsid="003a73fb" officeooo:paragraph-rsid="003a73fb" style:font-size-asian="12pt" style:font-weight-asian="bold" style:font-size-complex="12pt" style:font-weight-complex="bold"/>
    </style:style>
    <style:style style:name="P42" style:family="paragraph" style:parent-style-name="Table_20_Contents">
      <style:text-properties fo:font-size="12pt" fo:font-weight="bold" officeooo:rsid="003c2084" officeooo:paragraph-rsid="003c2084" style:font-size-asian="12pt" style:font-weight-asian="bold" style:font-size-complex="12pt" style:font-weight-complex="bold"/>
    </style:style>
    <style:style style:name="P43" style:family="paragraph" style:parent-style-name="Table_20_Contents">
      <style:text-properties fo:font-size="12pt" style:font-size-asian="12pt" style:font-size-complex="12pt"/>
    </style:style>
    <style:style style:name="P44" style:family="paragraph" style:parent-style-name="Table_20_Contents">
      <style:text-properties fo:font-size="12pt" officeooo:rsid="001ac154" officeooo:paragraph-rsid="001ac154" style:font-size-asian="12pt" style:font-size-complex="12pt"/>
    </style:style>
    <style:style style:name="P45" style:family="paragraph" style:parent-style-name="Table_20_Contents">
      <style:text-properties fo:font-size="12pt" officeooo:rsid="00381e2f" officeooo:paragraph-rsid="00381e2f" style:font-size-asian="12pt" style:font-size-complex="12pt"/>
    </style:style>
    <style:style style:name="P46" style:family="paragraph" style:parent-style-name="Table_20_Contents">
      <style:text-properties fo:font-size="12pt" officeooo:rsid="003a1169" officeooo:paragraph-rsid="003a1169" style:font-size-asian="12pt" style:font-size-complex="12pt"/>
    </style:style>
    <style:style style:name="P47" style:family="paragraph" style:parent-style-name="Table_20_Contents">
      <style:text-properties fo:font-size="12pt" officeooo:rsid="003a73fb" officeooo:paragraph-rsid="003a73fb" style:font-size-asian="12pt" style:font-size-complex="12pt"/>
    </style:style>
    <style:style style:name="P48" style:family="paragraph" style:parent-style-name="Table_20_Contents">
      <style:text-properties fo:font-size="12pt" fo:font-weight="normal" officeooo:rsid="001ac154" officeooo:paragraph-rsid="001ac154" style:font-size-asian="12pt" style:font-weight-asian="normal" style:font-size-complex="12pt" style:font-weight-complex="normal"/>
    </style:style>
    <style:style style:name="P49" style:family="paragraph" style:parent-style-name="Table_20_Contents">
      <style:text-properties officeooo:rsid="001bd3fd" officeooo:paragraph-rsid="001bd3fd"/>
    </style:style>
    <style:style style:name="P50" style:family="paragraph" style:parent-style-name="Table_20_Contents">
      <style:text-properties officeooo:rsid="001bd3fd" officeooo:paragraph-rsid="001d83ed"/>
    </style:style>
    <style:style style:name="P51" style:family="paragraph" style:parent-style-name="Table_20_Contents">
      <style:text-properties officeooo:paragraph-rsid="001d83ed"/>
    </style:style>
    <style:style style:name="P52" style:family="paragraph" style:parent-style-name="Table_20_Contents">
      <style:text-properties officeooo:rsid="001d83ed" officeooo:paragraph-rsid="001d83ed"/>
    </style:style>
    <style:style style:name="P53" style:family="paragraph" style:parent-style-name="Table_20_Contents">
      <style:text-properties fo:font-style="italic" fo:font-weight="normal" officeooo:rsid="00271e4d" officeooo:paragraph-rsid="00271e4d" style:font-style-asian="italic" style:font-weight-asian="normal" style:font-style-complex="italic" style:font-weight-complex="normal"/>
    </style:style>
    <style:style style:name="P54" style:family="paragraph" style:parent-style-name="Table_20_Contents">
      <style:text-properties fo:font-style="italic" fo:font-weight="normal" officeooo:rsid="00271e4d" officeooo:paragraph-rsid="00296370" style:font-style-asian="italic" style:font-weight-asian="normal" style:font-style-complex="italic" style:font-weight-complex="normal"/>
    </style:style>
    <style:style style:name="P55" style:family="paragraph" style:parent-style-name="Table_20_Contents">
      <style:text-properties fo:font-style="italic" fo:font-weight="normal" officeooo:rsid="00271e4d" officeooo:paragraph-rsid="002a8336" style:font-style-asian="italic" style:font-weight-asian="normal" style:font-style-complex="italic" style:font-weight-complex="normal"/>
    </style:style>
    <style:style style:name="P56" style:family="paragraph" style:parent-style-name="Table_20_Contents">
      <style:text-properties fo:font-style="italic" fo:font-weight="normal" officeooo:rsid="00271e4d" officeooo:paragraph-rsid="002d00de" style:font-style-asian="italic" style:font-weight-asian="normal" style:font-style-complex="italic" style:font-weight-complex="normal"/>
    </style:style>
    <style:style style:name="P57" style:family="paragraph" style:parent-style-name="Table_20_Contents">
      <style:text-properties officeooo:rsid="00215835" officeooo:paragraph-rsid="00215835"/>
    </style:style>
    <style:style style:name="P58" style:family="paragraph" style:parent-style-name="Table_20_Contents">
      <style:text-properties officeooo:rsid="00235795" officeooo:paragraph-rsid="00235795"/>
    </style:style>
    <style:style style:name="P59" style:family="paragraph" style:parent-style-name="Table_20_Contents">
      <style:text-properties officeooo:rsid="002462f1" officeooo:paragraph-rsid="002462f1"/>
    </style:style>
    <style:style style:name="P60" style:family="paragraph" style:parent-style-name="Table_20_Contents">
      <style:text-properties officeooo:rsid="002edb3e" officeooo:paragraph-rsid="002edb3e"/>
    </style:style>
    <style:style style:name="P61" style:family="paragraph" style:parent-style-name="Table_20_Contents">
      <style:text-properties officeooo:rsid="002fd90c" officeooo:paragraph-rsid="002fd90c"/>
    </style:style>
    <style:style style:name="P62" style:family="paragraph" style:parent-style-name="Table_20_Contents">
      <style:text-properties officeooo:rsid="0030570d" officeooo:paragraph-rsid="0030570d"/>
    </style:style>
    <style:style style:name="P63" style:family="paragraph" style:parent-style-name="Table_20_Contents">
      <style:text-properties officeooo:paragraph-rsid="0036e671"/>
    </style:style>
    <style:style style:name="P64" style:family="paragraph" style:parent-style-name="Table_20_Contents">
      <style:text-properties officeooo:rsid="00371e64" officeooo:paragraph-rsid="00371e64"/>
    </style:style>
    <style:style style:name="P65" style:family="paragraph" style:parent-style-name="Standard">
      <style:text-properties fo:font-size="14pt" fo:font-weight="bold" officeooo:rsid="00199a31" officeooo:paragraph-rsid="00199a31" style:font-size-asian="14pt" style:font-weight-asian="bold" style:font-size-complex="14pt" style:font-weight-complex="bold"/>
    </style:style>
    <style:style style:name="P66" style:family="paragraph" style:parent-style-name="Standard">
      <style:text-properties fo:font-size="14pt" fo:font-weight="normal" officeooo:rsid="00199a31" officeooo:paragraph-rsid="00199a31" style:font-size-asian="12.25pt" style:font-weight-asian="normal" style:font-size-complex="14pt" style:font-weight-complex="normal"/>
    </style:style>
    <style:style style:name="P67" style:family="paragraph" style:parent-style-name="Standard">
      <style:text-properties fo:font-size="14pt" fo:font-weight="normal" officeooo:rsid="00199a31" officeooo:paragraph-rsid="00199a31" style:font-size-asian="14pt" style:font-weight-asian="normal" style:font-size-complex="14pt" style:font-weight-complex="normal"/>
    </style:style>
    <style:style style:name="P68" style:family="paragraph" style:parent-style-name="Standard">
      <style:text-properties fo:font-size="12pt" fo:font-weight="normal" officeooo:rsid="00199a31" officeooo:paragraph-rsid="00199a31" style:font-size-asian="10.5pt" style:font-weight-asian="normal" style:font-size-complex="12pt" style:font-weight-complex="normal"/>
    </style:style>
    <style:style style:name="P69" style:family="paragraph" style:parent-style-name="Standard">
      <style:text-properties fo:font-size="15pt" fo:font-weight="bold" officeooo:rsid="00199a31" officeooo:paragraph-rsid="00199a31" style:font-size-asian="15pt" style:font-weight-asian="bold" style:font-size-complex="15pt" style:font-weight-complex="bold"/>
    </style:style>
    <style:style style:name="P70" style:family="paragraph" style:parent-style-name="Text_20_body" style:master-page-name="MP0">
      <style:paragraph-properties style:page-number="auto" fo:break-before="page"/>
      <style:text-properties fo:font-size="18pt" fo:font-weight="bold" style:font-size-asian="18pt" style:font-weight-asian="bold" style:font-size-complex="18pt" style:font-weight-complex="bold"/>
    </style:style>
    <style:style style:name="P71" style:family="paragraph" style:parent-style-name="Text_20_body">
      <style:text-properties fo:font-size="16pt" fo:font-weight="bold" officeooo:rsid="00381e2f" officeooo:paragraph-rsid="00381e2f" style:font-size-asian="16pt" style:font-weight-asian="bold" style:font-size-complex="16pt" style:font-weight-complex="bold"/>
    </style:style>
    <style:style style:name="P72" style:family="paragraph" style:parent-style-name="Text_20_body">
      <style:text-properties fo:font-style="normal" fo:font-weight="bold" officeooo:rsid="00277a25" officeooo:paragraph-rsid="00277a25" style:font-style-asian="normal" style:font-weight-asian="bold" style:font-style-complex="normal" style:font-weight-complex="bold"/>
    </style:style>
    <style:style style:name="P73" style:family="paragraph" style:parent-style-name="Text_20_body">
      <style:text-properties fo:font-size="12pt" fo:font-weight="bold" officeooo:rsid="003c2084" officeooo:paragraph-rsid="00560144" style:font-size-asian="12pt" style:font-weight-asian="bold" style:font-size-complex="12pt" style:font-weight-complex="bold"/>
    </style:style>
    <style:style style:name="P74" style:family="paragraph" style:parent-style-name="Text_20_body">
      <style:text-properties fo:font-weight="bold" officeooo:rsid="004984c7" officeooo:paragraph-rsid="004984c7" style:font-weight-asian="bold" style:font-weight-complex="bold"/>
    </style:style>
    <style:style style:name="P75" style:family="paragraph" style:parent-style-name="Text_20_body">
      <style:text-properties officeooo:paragraph-rsid="003c2084"/>
    </style:style>
    <style:style style:name="P76" style:family="paragraph" style:parent-style-name="Text_20_body">
      <style:text-properties fo:font-weight="normal" officeooo:rsid="00277a25" officeooo:paragraph-rsid="00277a25" style:font-weight-asian="normal" style:font-weight-complex="normal"/>
    </style:style>
    <style:style style:name="P77" style:family="paragraph" style:parent-style-name="Text_20_body">
      <style:text-properties fo:font-size="14pt" fo:font-weight="bold" officeooo:rsid="00560144" officeooo:paragraph-rsid="00560144" style:font-size-asian="12.25pt" style:font-weight-asian="bold" style:font-size-complex="14pt" style:font-weight-complex="bold"/>
    </style:style>
    <style:style style:name="P78" style:family="paragraph" style:parent-style-name="Table_20_Contents">
      <style:text-properties fo:font-style="normal" fo:font-weight="normal" officeooo:rsid="00296370" officeooo:paragraph-rsid="00296370" style:font-style-asian="normal" style:font-weight-asian="normal" style:font-style-complex="normal" style:font-weight-complex="normal"/>
    </style:style>
    <style:style style:name="P79" style:family="paragraph" style:parent-style-name="Table_20_Contents">
      <style:text-properties fo:font-style="normal" fo:font-weight="normal" officeooo:rsid="00296370" officeooo:paragraph-rsid="002a8336" style:font-style-asian="normal" style:font-weight-asian="normal" style:font-style-complex="normal" style:font-weight-complex="normal"/>
    </style:style>
    <style:style style:name="P80" style:family="paragraph" style:parent-style-name="Table_20_Contents">
      <style:text-properties fo:font-weight="normal" officeooo:rsid="002fd90c" officeooo:paragraph-rsid="002fd90c" style:font-weight-asian="normal" style:font-weight-complex="normal"/>
    </style:style>
    <style:style style:name="P81" style:family="paragraph" style:parent-style-name="Table_20_Contents">
      <style:text-properties fo:font-weight="normal" officeooo:rsid="004e50ee" officeooo:paragraph-rsid="004e50ee" style:font-weight-asian="normal" style:font-weight-complex="normal"/>
    </style:style>
    <style:style style:name="P82" style:family="paragraph" style:parent-style-name="Table_20_Contents">
      <style:text-properties fo:font-weight="normal" officeooo:rsid="004e50ee" officeooo:paragraph-rsid="0050d3b1" style:font-weight-asian="normal" style:font-weight-complex="normal"/>
    </style:style>
    <style:style style:name="P83" style:family="paragraph" style:parent-style-name="Table_20_Contents">
      <style:text-properties fo:font-weight="normal" officeooo:rsid="00271e4d" officeooo:paragraph-rsid="004f5b0d" style:font-weight-asian="normal" style:font-weight-complex="normal"/>
    </style:style>
    <style:style style:name="P84" style:family="paragraph" style:parent-style-name="Table_20_Contents">
      <style:text-properties fo:font-weight="normal" officeooo:rsid="00271e4d" officeooo:paragraph-rsid="0050d3b1" style:font-weight-asian="normal" style:font-weight-complex="normal"/>
    </style:style>
    <style:style style:name="P85" style:family="paragraph" style:parent-style-name="Table_20_Contents">
      <style:text-properties fo:font-weight="normal" officeooo:rsid="004f5b0d" officeooo:paragraph-rsid="004f5b0d" style:font-weight-asian="normal" style:font-weight-complex="normal"/>
    </style:style>
    <style:style style:name="P86" style:family="paragraph" style:parent-style-name="Table_20_Contents">
      <style:text-properties fo:font-weight="normal" officeooo:rsid="004f5b0d" officeooo:paragraph-rsid="0050d3b1" style:font-weight-asian="normal" style:font-weight-complex="normal"/>
    </style:style>
    <style:style style:name="P87" style:family="paragraph" style:parent-style-name="Table_20_Contents">
      <style:text-properties fo:font-weight="normal" officeooo:rsid="0050d3b1" officeooo:paragraph-rsid="0050d3b1" style:font-weight-asian="normal" style:font-weight-complex="normal"/>
    </style:style>
    <style:style style:name="P88" style:family="paragraph" style:parent-style-name="Table_20_Contents">
      <style:text-properties fo:font-weight="normal" officeooo:rsid="0053663b" officeooo:paragraph-rsid="0053663b" style:font-weight-asian="normal" style:font-weight-complex="normal"/>
    </style:style>
    <style:style style:name="P89" style:family="paragraph" style:parent-style-name="Table_20_Contents">
      <style:text-properties fo:font-weight="normal" officeooo:rsid="0058ea3b" officeooo:paragraph-rsid="0058ea3b" style:font-weight-asian="normal" style:font-weight-complex="normal"/>
    </style:style>
    <style:style style:name="P90" style:family="paragraph" style:parent-style-name="Table_20_Contents">
      <style:text-properties officeooo:paragraph-rsid="003d0730"/>
    </style:style>
    <style:style style:name="P91" style:family="paragraph" style:parent-style-name="Table_20_Contents">
      <style:text-properties fo:font-size="12pt" officeooo:rsid="003a73fb" officeooo:paragraph-rsid="003a73fb" style:font-size-asian="12pt" style:font-size-complex="12pt"/>
    </style:style>
    <style:style style:name="P92" style:family="paragraph" style:parent-style-name="Table_20_Contents">
      <style:text-properties fo:font-size="12pt" officeooo:rsid="003d0730" officeooo:paragraph-rsid="003d0730" style:font-size-asian="12pt" style:font-size-complex="12pt"/>
    </style:style>
    <style:style style:name="P93" style:family="paragraph" style:parent-style-name="Table_20_Contents">
      <style:text-properties fo:font-size="12pt" officeooo:rsid="00415ab6" officeooo:paragraph-rsid="00415ab6" style:font-size-asian="12pt" style:font-size-complex="12pt"/>
    </style:style>
    <style:style style:name="P94" style:family="paragraph" style:parent-style-name="Table_20_Contents">
      <style:text-properties fo:font-size="12pt" officeooo:rsid="0043aa8e" officeooo:paragraph-rsid="0043aa8e" style:font-size-asian="12pt" style:font-size-complex="12pt"/>
    </style:style>
    <style:style style:name="P95" style:family="paragraph" style:parent-style-name="Table_20_Contents">
      <style:text-properties fo:font-size="12pt" officeooo:rsid="004554dc" officeooo:paragraph-rsid="004554dc" style:font-size-asian="12pt" style:font-size-complex="12pt"/>
    </style:style>
    <style:style style:name="P96" style:family="paragraph" style:parent-style-name="Table_20_Contents">
      <style:text-properties fo:font-size="12pt" officeooo:rsid="0046e944" officeooo:paragraph-rsid="0046e944" style:font-size-asian="12pt" style:font-size-complex="12pt"/>
    </style:style>
    <style:style style:name="P97" style:family="paragraph" style:parent-style-name="Table_20_Contents">
      <style:text-properties fo:font-size="12pt" officeooo:rsid="00489bbb" officeooo:paragraph-rsid="00489bbb" style:font-size-asian="12pt" style:font-size-complex="12pt"/>
    </style:style>
    <style:style style:name="P98" style:family="paragraph" style:parent-style-name="Table_20_Contents">
      <style:text-properties fo:font-size="12pt" officeooo:rsid="00560144" officeooo:paragraph-rsid="00560144" style:font-size-asian="12pt" style:font-size-complex="12pt"/>
    </style:style>
    <style:style style:name="P99" style:family="paragraph" style:parent-style-name="Table_20_Contents">
      <style:text-properties fo:font-size="12pt" fo:font-weight="bold" officeooo:rsid="00560144" officeooo:paragraph-rsid="00560144" style:font-size-asian="12pt" style:font-weight-asian="bold" style:font-size-complex="12pt" style:font-weight-complex="bold"/>
    </style:style>
    <style:style style:name="P100" style:family="paragraph" style:parent-style-name="Table_20_Contents">
      <style:text-properties officeooo:rsid="003ef96c" officeooo:paragraph-rsid="003ef96c"/>
    </style:style>
    <style:style style:name="P101" style:family="paragraph" style:parent-style-name="Table_20_Contents">
      <style:text-properties officeooo:rsid="0049648a" officeooo:paragraph-rsid="0049648a"/>
    </style:style>
    <style:style style:name="P102" style:family="paragraph" style:parent-style-name="Table_20_Contents">
      <style:text-properties officeooo:paragraph-rsid="004b5a30"/>
    </style:style>
    <style:style style:name="P103" style:family="paragraph" style:parent-style-name="Table_20_Contents">
      <style:text-properties officeooo:rsid="004e50ee" officeooo:paragraph-rsid="004e50ee"/>
    </style:style>
    <style:style style:name="P104" style:family="paragraph" style:parent-style-name="Table_20_Contents">
      <style:text-properties fo:font-weight="bold" officeooo:rsid="004e50ee" officeooo:paragraph-rsid="004e50ee" style:font-weight-asian="bold" style:font-weight-complex="bold"/>
    </style:style>
    <style:style style:name="P105" style:family="paragraph" style:parent-style-name="Table_20_Contents">
      <style:text-properties fo:font-weight="bold" officeooo:rsid="004e50ee" officeooo:paragraph-rsid="0050d3b1" style:font-weight-asian="bold" style:font-weight-complex="bold"/>
    </style:style>
    <style:style style:name="P106" style:family="paragraph" style:parent-style-name="Table_20_Contents">
      <style:text-properties fo:font-weight="bold" officeooo:rsid="002a8336" officeooo:paragraph-rsid="004f5b0d" style:font-weight-asian="bold" style:font-weight-complex="bold"/>
    </style:style>
    <style:style style:name="P107" style:family="paragraph" style:parent-style-name="Table_20_Contents">
      <style:text-properties fo:font-weight="bold" officeooo:paragraph-rsid="0053663b" style:font-weight-asian="bold" style:font-weight-complex="bold"/>
    </style:style>
    <style:style style:name="P108" style:family="paragraph" style:parent-style-name="Table_20_Contents">
      <style:text-properties fo:font-weight="bold" officeooo:rsid="0053663b" officeooo:paragraph-rsid="0053663b" style:font-weight-asian="bold" style:font-weight-complex="bold"/>
    </style:style>
    <style:style style:name="P109" style:family="paragraph" style:parent-style-name="Table_20_Contents">
      <style:text-properties fo:font-weight="bold" officeooo:rsid="0058ea3b" officeooo:paragraph-rsid="0058ea3b" style:font-weight-asian="bold" style:font-weight-complex="bold"/>
    </style:style>
    <style:style style:name="P110" style:family="paragraph" style:parent-style-name="Table_20_Contents">
      <style:text-properties style:font-weight-complex="bold"/>
    </style:style>
    <style:style style:name="P111" style:family="paragraph" style:parent-style-name="Table_20_Contents">
      <style:text-properties fo:font-style="italic" fo:font-weight="normal" officeooo:rsid="0058ea3b" officeooo:paragraph-rsid="0058ea3b" style:font-style-asian="italic" style:font-weight-asian="normal" style:font-style-complex="italic" style:font-weight-complex="normal"/>
    </style:style>
    <style:style style:name="P112" style:family="paragraph" style:parent-style-name="Table_20_Contents">
      <style:text-properties fo:font-style="italic" fo:font-weight="bold" officeooo:rsid="0058ea3b" officeooo:paragraph-rsid="0058ea3b" style:font-style-asian="italic" style:font-weight-asian="bold" style:font-style-complex="italic" style:font-weight-complex="bold"/>
    </style:style>
    <style:style style:name="P113" style:family="paragraph" style:parent-style-name="Table_20_Contents">
      <style:text-properties officeooo:rsid="0050d3b1" officeooo:paragraph-rsid="0050d3b1"/>
    </style:style>
    <style:style style:name="P114" style:family="paragraph" style:parent-style-name="Table_20_Contents">
      <style:text-properties officeooo:paragraph-rsid="0053663b"/>
    </style:style>
    <style:style style:name="P115" style:family="paragraph" style:parent-style-name="Table_20_Contents">
      <style:text-properties officeooo:rsid="0053663b" officeooo:paragraph-rsid="0053663b"/>
    </style:style>
    <style:style style:name="P116" style:family="paragraph" style:parent-style-name="Table_20_Contents">
      <style:text-properties officeooo:rsid="0054ab21" officeooo:paragraph-rsid="0054ab21"/>
    </style:style>
    <style:style style:name="P117" style:family="paragraph" style:parent-style-name="Table_20_Contents">
      <style:text-properties officeooo:rsid="0058ea3b" officeooo:paragraph-rsid="0058ea3b"/>
    </style:style>
    <style:style style:name="P118" style:family="paragraph" style:parent-style-name="Table_20_Contents">
      <style:text-properties officeooo:rsid="005b0a9f" officeooo:paragraph-rsid="005b0a9f"/>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4cc67c"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99a31" style:font-style-asian="normal" style:font-style-complex="normal"/>
    </style:style>
    <style:style style:name="T8" style:family="text">
      <style:text-properties fo:font-style="normal" officeooo:rsid="00277a25" style:font-style-asian="normal" style:font-style-complex="normal"/>
    </style:style>
    <style:style style:name="T9" style:family="text">
      <style:text-properties fo:font-style="normal" officeooo:rsid="002d00de" style:font-style-asian="normal" style:font-style-complex="normal"/>
    </style:style>
    <style:style style:name="T10" style:family="text">
      <style:text-properties fo:font-style="normal" officeooo:rsid="004984c7" style:font-style-asian="normal" style:font-style-complex="normal"/>
    </style:style>
    <style:style style:name="T11" style:family="text">
      <style:text-properties fo:font-style="normal" officeooo:rsid="004e50ee" style:font-style-asian="normal" style:font-style-complex="normal"/>
    </style:style>
    <style:style style:name="T12" style:family="text">
      <style:text-properties fo:font-style="normal" officeooo:rsid="005ac472" style:font-style-asian="normal" style:font-style-complex="normal"/>
    </style:style>
    <style:style style:name="T13" style:family="text">
      <style:text-properties officeooo:rsid="0014023a"/>
    </style:style>
    <style:style style:name="T14" style:family="text">
      <style:text-properties fo:font-weight="normal" style:font-weight-asian="normal" style:font-weight-complex="normal"/>
    </style:style>
    <style:style style:name="T15" style:family="text">
      <style:text-properties officeooo:rsid="0017beaf"/>
    </style:style>
    <style:style style:name="T16" style:family="text">
      <style:text-properties officeooo:rsid="0018626c"/>
    </style:style>
    <style:style style:name="T17" style:family="text">
      <style:text-properties officeooo:rsid="001ac154"/>
    </style:style>
    <style:style style:name="T18" style:family="text">
      <style:text-properties officeooo:rsid="001bd3fd"/>
    </style:style>
    <style:style style:name="T19" style:family="text">
      <style:text-properties officeooo:rsid="001d83ed"/>
    </style:style>
    <style:style style:name="T20" style:family="text">
      <style:text-properties officeooo:rsid="001fdf46"/>
    </style:style>
    <style:style style:name="T21" style:family="text">
      <style:text-properties officeooo:rsid="00215835"/>
    </style:style>
    <style:style style:name="T22" style:family="text">
      <style:text-properties officeooo:rsid="00235795"/>
    </style:style>
    <style:style style:name="T23" style:family="text">
      <style:text-properties officeooo:rsid="002b3697"/>
    </style:style>
    <style:style style:name="T24" style:family="text">
      <style:text-properties officeooo:rsid="002edb3e"/>
    </style:style>
    <style:style style:name="T25" style:family="text">
      <style:text-properties officeooo:rsid="002fef64"/>
    </style:style>
    <style:style style:name="T26" style:family="text">
      <style:text-properties officeooo:rsid="003239e1"/>
    </style:style>
    <style:style style:name="T27" style:family="text">
      <style:text-properties officeooo:rsid="0032b90d"/>
    </style:style>
    <style:style style:name="T28" style:family="text">
      <style:text-properties officeooo:rsid="00351c2a"/>
    </style:style>
    <style:style style:name="T29" style:family="text">
      <style:text-properties officeooo:rsid="00381e2f"/>
    </style:style>
    <style:style style:name="T30" style:family="text">
      <style:text-properties officeooo:rsid="003a1169"/>
    </style:style>
    <style:style style:name="T31" style:family="text">
      <style:text-properties officeooo:rsid="003a73fb"/>
    </style:style>
    <style:style style:name="T32" style:family="text">
      <style:text-properties officeooo:rsid="003c2084"/>
    </style:style>
    <style:style style:name="T33" style:family="text">
      <style:text-properties officeooo:rsid="003d0730"/>
    </style:style>
    <style:style style:name="T34" style:family="text">
      <style:text-properties officeooo:rsid="0040514f"/>
    </style:style>
    <style:style style:name="T35" style:family="text">
      <style:text-properties officeooo:rsid="0042a58b"/>
    </style:style>
    <style:style style:name="T36" style:family="text">
      <style:text-properties officeooo:rsid="0043aa8e"/>
    </style:style>
    <style:style style:name="T37" style:family="text">
      <style:text-properties officeooo:rsid="004554dc"/>
    </style:style>
    <style:style style:name="T38" style:family="text">
      <style:text-properties officeooo:rsid="0046e944"/>
    </style:style>
    <style:style style:name="T39" style:family="text">
      <style:text-properties officeooo:rsid="00489bbb"/>
    </style:style>
    <style:style style:name="T40" style:family="text">
      <style:text-properties officeooo:rsid="004930b2"/>
    </style:style>
    <style:style style:name="T41" style:family="text">
      <style:text-properties officeooo:rsid="004b5a30"/>
    </style:style>
    <style:style style:name="T42" style:family="text">
      <style:text-properties officeooo:rsid="004f5b0d"/>
    </style:style>
    <style:style style:name="T43" style:family="text">
      <style:text-properties officeooo:rsid="0050d3b1"/>
    </style:style>
    <style:style style:name="T44" style:family="text">
      <style:text-properties officeooo:rsid="00522cb9"/>
    </style:style>
    <style:style style:name="T45" style:family="text">
      <style:text-properties officeooo:rsid="005301e4"/>
    </style:style>
    <style:style style:name="T46" style:family="text">
      <style:text-properties officeooo:rsid="0053663b"/>
    </style:style>
    <style:style style:name="T47" style:family="text">
      <style:text-properties officeooo:rsid="00560144"/>
    </style:style>
    <style:style style:name="T48" style:family="text">
      <style:text-properties officeooo:rsid="0057d76b"/>
    </style:style>
    <style:style style:name="T49" style:family="text">
      <style:text-properties officeooo:rsid="0058ea3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MESGANTRY BACKEND API V1.<text:span text:style-name="T29">3</text:span> DOCUMENTATION</text:p>
      <text:p text:style-name="P1">Last Updated: 2019/<text:span text:style-name="T20">6/20 V1.3 Release</text:span></text:p>
      <text:p text:style-name="P9">Types</text:p>
      <text:p text:style-name="P10">All types used in the API are represented as JSON objects. <text:span text:style-name="T34">If a field is not set by client, you cannot update it in PATCH requests either (nor supply it in POST requests). Only the fields being updated need to be supplied in PATCH requests. All fields are returned in GET requests unless otherwise specified. Being listed as required means that it has to be supplied in creation endpoints (ie POST requests). Times are in the format YYYY-MM-DDTHH:MM:SSZ (e.g. 2019-10-15T10:04:02Z). They are in UTC by default – see Endpoints &gt; Times and Timezones for how to change this for both POST/PUT/PATCH requests and GET request response bodies.</text:span></text:p>
      <text:p text:style-name="P6">User</text:p>
      <table:table table:name="Table7" table:style-name="Table7">
        <table:table-column table:style-name="Table7.A"/>
        <table:table-column table:style-name="Table7.B"/>
        <table:table-column table:style-name="Table7.A" table:number-columns-repeated="2"/>
        <table:table-column table:style-name="Table7.E"/>
        <table:table-row>
          <table:table-cell table:style-name="Table7.A1" office:value-type="string">
            <text:p text:style-name="P40">Field</text:p>
          </table:table-cell>
          <table:table-cell table:style-name="Table7.A1" office:value-type="string">
            <text:p text:style-name="P40">Type</text:p>
          </table:table-cell>
          <table:table-cell table:style-name="Table7.A1" office:value-type="string">
            <text:p text:style-name="P41">Required (For creation)</text:p>
          </table:table-cell>
          <table:table-cell table:style-name="Table7.A1" office:value-type="string">
            <text:p text:style-name="P40">Validation</text:p>
          </table:table-cell>
          <table:table-cell table:style-name="Table7.E1" office:value-type="string">
            <text:p text:style-name="P40">Description</text:p>
          </table:table-cell>
        </table:table-row>
        <table:table-row>
          <table:table-cell table:style-name="Table7.A2" office:value-type="string">
            <text:p text:style-name="P45"><text:span text:style-name="T30">u</text:span>sername</text:p>
          </table:table-cell>
          <table:table-cell table:style-name="Table7.A2" office:value-type="string">
            <text:p text:style-name="P45">String</text:p>
          </table:table-cell>
          <table:table-cell table:style-name="Table7.A2" office:value-type="string">
            <text:p text:style-name="P47">Yes</text:p>
          </table:table-cell>
          <table:table-cell table:style-name="Table7.A2" office:value-type="string">
            <text:p text:style-name="P45">No<text:span text:style-name="T31">t</text:span> null, <text:span text:style-name="T33">not empty string</text:span></text:p>
          </table:table-cell>
          <table:table-cell table:style-name="Table7.E2" office:value-type="string">
            <text:p text:style-name="P46">The username used for logging in. <text:span text:style-name="T47">Has to be unique.</text:span></text:p>
          </table:table-cell>
        </table:table-row>
        <table:table-row>
          <table:table-cell table:style-name="Table7.A2" office:value-type="string">
            <text:p text:style-name="P46">name</text:p>
          </table:table-cell>
          <table:table-cell table:style-name="Table7.A2" office:value-type="string">
            <text:p text:style-name="P47">S<text:span text:style-name="T33">t</text:span>ring</text:p>
          </table:table-cell>
          <table:table-cell table:style-name="Table7.A2" office:value-type="string">
            <text:p text:style-name="P47">Yes</text:p>
          </table:table-cell>
          <table:table-cell table:style-name="Table7.A2" office:value-type="string">
            <text:p text:style-name="P47">Not null, <text:span text:style-name="T33">not empty string</text:span></text:p>
          </table:table-cell>
          <table:table-cell table:style-name="Table7.E2" office:value-type="string">
            <text:p text:style-name="P47">The name of the user</text:p>
          </table:table-cell>
        </table:table-row>
        <table:table-row>
          <table:table-cell table:style-name="Table7.A2" office:value-type="string">
            <text:p text:style-name="P92">password</text:p>
          </table:table-cell>
          <table:table-cell table:style-name="Table7.A2" office:value-type="string">
            <text:p text:style-name="P92">String</text:p>
          </table:table-cell>
          <table:table-cell table:style-name="Table7.A2" office:value-type="string">
            <text:p text:style-name="P92">Yes</text:p>
          </table:table-cell>
          <table:table-cell table:style-name="Table7.A2" office:value-type="string">
            <text:p text:style-name="P92">Not null, not empty string</text:p>
          </table:table-cell>
          <table:table-cell table:style-name="Table7.E2" office:value-type="string">
            <text:p text:style-name="P92">The password, in plaintext, of the user. Not supplied from the server, only posted <text:span text:style-name="T5">to</text:span><text:span text:style-name="T6"> the server.</text:span></text:p>
          </table:table-cell>
        </table:table-row>
        <table:table-row>
          <table:table-cell table:style-name="Table7.A2" office:value-type="string">
            <text:p text:style-name="P47">createdAt</text:p>
          </table:table-cell>
          <table:table-cell table:style-name="Table7.A2" office:value-type="string">
            <text:p text:style-name="P47">Time</text:p>
          </table:table-cell>
          <table:table-cell table:style-name="Table7.A2" office:value-type="string">
            <text:p text:style-name="P47">Not set by client</text:p>
          </table:table-cell>
          <table:table-cell table:style-name="Table7.A2" office:value-type="string">
            <text:p text:style-name="P47">Not null</text:p>
          </table:table-cell>
          <table:table-cell table:style-name="Table7.E2" office:value-type="string">
            <text:p text:style-name="P47">The time at which the user was created</text:p>
          </table:table-cell>
        </table:table-row>
        <table:table-row>
          <table:table-cell table:style-name="Table7.A2" office:value-type="string">
            <text:p text:style-name="P47">updatedAt</text:p>
          </table:table-cell>
          <table:table-cell table:style-name="Table7.A2" office:value-type="string">
            <text:p text:style-name="P47">Time</text:p>
          </table:table-cell>
          <table:table-cell table:style-name="Table7.A2" office:value-type="string">
            <text:p text:style-name="P47">Not set by client</text:p>
          </table:table-cell>
          <table:table-cell table:style-name="Table7.A2" office:value-type="string">
            <text:p text:style-name="P47">Not Null</text:p>
          </table:table-cell>
          <table:table-cell table:style-name="Table7.E2" office:value-type="string">
            <text:p text:style-name="P47">The time of the last update to this user’s details. Set to the creation time if never updated</text:p>
          </table:table-cell>
        </table:table-row>
        <table:table-row>
          <table:table-cell table:style-name="Table7.A2" office:value-type="string">
            <text:p text:style-name="P47">lastLoggedIn</text:p>
          </table:table-cell>
          <table:table-cell table:style-name="Table7.A2" office:value-type="string">
            <text:p text:style-name="P47">Time</text:p>
          </table:table-cell>
          <table:table-cell table:style-name="Table7.A2" office:value-type="string">
            <text:p text:style-name="P47">Not set by client</text:p>
          </table:table-cell>
          <table:table-cell table:style-name="Table7.A2" office:value-type="string">
            <text:p text:style-name="P47">Nullable</text:p>
          </table:table-cell>
          <table:table-cell table:style-name="Table7.E2" office:value-type="string">
            <text:p text:style-name="P47">The last time the user logged in. Null if the user never logged in</text:p>
          </table:table-cell>
        </table:table-row>
      </table:table>
      <text:p text:style-name="P11"/>
      <text:p text:style-name="P5"><text:soft-page-break/>Event</text:p>
      <table:table table:name="Table8" table:style-name="Table8">
        <table:table-column table:style-name="Table8.A" table:number-columns-repeated="5"/>
        <table:table-header-rows>
          <table:table-row>
            <table:table-cell table:style-name="Table8.A1" office:value-type="string">
              <text:p text:style-name="P42">Field</text:p>
            </table:table-cell>
            <table:table-cell table:style-name="Table8.A1" office:value-type="string">
              <text:p text:style-name="P42">Type</text:p>
            </table:table-cell>
            <table:table-cell table:style-name="Table8.A1" office:value-type="string">
              <text:p text:style-name="P2">Required (For creatio<text:span text:style-name="T32">n)</text:span></text:p>
            </table:table-cell>
            <table:table-cell table:style-name="Table8.A1" office:value-type="string">
              <text:p text:style-name="P42">Validation</text:p>
            </table:table-cell>
            <table:table-cell table:style-name="Table8.E1" office:value-type="string">
              <text:p text:style-name="P42">Description</text:p>
            </table:table-cell>
          </table:table-row>
        </table:table-header-rows>
        <table:table-row>
          <table:table-cell table:style-name="Table8.A2" office:value-type="string">
            <text:p text:style-name="P93">eventId</text:p>
          </table:table-cell>
          <table:table-cell table:style-name="Table8.A2" office:value-type="string">
            <text:p text:style-name="P93">String (UUID)</text:p>
          </table:table-cell>
          <table:table-cell table:style-name="Table8.A2" office:value-type="string">
            <text:p text:style-name="P93">Not set by client</text:p>
          </table:table-cell>
          <table:table-cell table:style-name="Table8.A2" office:value-type="string">
            <text:p text:style-name="P93">Not null, not empty string</text:p>
          </table:table-cell>
          <table:table-cell table:style-name="Table8.E2" office:value-type="string">
            <text:p text:style-name="P93">The V4 UUID of the event, <text:span text:style-name="T47">guaranteed to be unique</text:span></text:p>
          </table:table-cell>
        </table:table-row>
        <table:table-row>
          <table:table-cell table:style-name="Table8.A2" office:value-type="string">
            <text:p text:style-name="P93">name</text:p>
          </table:table-cell>
          <table:table-cell table:style-name="Table8.A2" office:value-type="string">
            <text:p text:style-name="P93">String</text:p>
          </table:table-cell>
          <table:table-cell table:style-name="Table8.A2" office:value-type="string">
            <text:p text:style-name="P93">Yes</text:p>
          </table:table-cell>
          <table:table-cell table:style-name="Table8.A2" office:value-type="string">
            <text:p text:style-name="P93">Not null, not empty string, <text:span text:style-name="T36">max length 64 bytes</text:span></text:p>
          </table:table-cell>
          <table:table-cell table:style-name="Table8.E2" office:value-type="string">
            <text:p text:style-name="P94">The name of the event</text:p>
          </table:table-cell>
        </table:table-row>
        <table:table-row>
          <table:table-cell table:style-name="Table8.A2" office:value-type="string">
            <text:p text:style-name="P93">url</text:p>
          </table:table-cell>
          <table:table-cell table:style-name="Table8.A2" office:value-type="string">
            <text:p text:style-name="P93">String</text:p>
          </table:table-cell>
          <table:table-cell table:style-name="Table8.A2" office:value-type="string">
            <text:p text:style-name="P93">No</text:p>
          </table:table-cell>
          <table:table-cell table:style-name="Table8.A2" office:value-type="string">
            <text:p text:style-name="P93">Nullabl<text:span text:style-name="T35">e</text:span>, not empty string if not null, <text:span text:style-name="T36">max length 128 bytes</text:span></text:p>
          </table:table-cell>
          <table:table-cell table:style-name="Table8.E2" office:value-type="string">
            <text:p text:style-name="P94">The URL at which the event’s website is hosted. <text:span text:style-name="T47">Has to be unique.</text:span></text:p>
          </table:table-cell>
        </table:table-row>
        <table:table-row>
          <table:table-cell table:style-name="Table8.A2" office:value-type="string">
            <text:p text:style-name="P93">triggers</text:p>
          </table:table-cell>
          <table:table-cell table:style-name="Table8.A2" office:value-type="string">
            <text:p text:style-name="P94">Map of String to Time</text:p>
          </table:table-cell>
          <table:table-cell table:style-name="Table8.A2" office:value-type="string">
            <text:p text:style-name="P94">No</text:p>
          </table:table-cell>
          <table:table-cell table:style-name="Table8.A2" office:value-type="string">
            <text:p text:style-name="P94">Nullable, but will always be empty map if GET from the database <text:span text:style-name="T38">(i.e. will be set to empty map if not supplied or supplied as null)</text:span></text:p>
          </table:table-cell>
          <table:table-cell table:style-name="Table8.E2" office:value-type="string">
            <text:p text:style-name="P94">A map of trigger names to when they trigger. Stores time based events. For example, the “release” trigger can be set to 2019-06-01T10:30:00Z, <text:span text:style-name="T37">and then an endpoint can be used to check if this trigger has been passed.</text:span></text:p>
            <text:p text:style-name="P94"/>
            <text:p text:style-name="P95">e.g.</text:p>
            <text:p text:style-name="P95">{</text:p>
            <text:p text:style-name="P95"><text:s text:c="4"/>“release”: <text:s/>“<text:span text:style-name="T36">2019-06-01T10:30:00Z”</text:span></text:p>
            <text:p text:style-name="P95"><text:s text:c="3"/>“formrelease”: “2019-06-01T12:00:00Z”</text:p>
            <text:p text:style-name="P95">}</text:p>
          </table:table-cell>
        </table:table-row>
        <table:table-row>
          <table:table-cell table:style-name="Table8.A2" office:value-type="string">
            <text:p text:style-name="P93">startDateTime</text:p>
          </table:table-cell>
          <table:table-cell table:style-name="Table8.A2" office:value-type="string">
            <text:p text:style-name="P96">Time</text:p>
          </table:table-cell>
          <table:table-cell table:style-name="Table8.A2" office:value-type="string">
            <text:p text:style-name="P96">No</text:p>
          </table:table-cell>
          <table:table-cell table:style-name="Table8.A2" office:value-type="string">
            <text:p text:style-name="P96">Nullable</text:p>
          </table:table-cell>
          <table:table-cell table:style-name="Table8.E2" office:value-type="string">
            <text:p text:style-name="P96">The time of the start of the event.</text:p>
          </table:table-cell>
        </table:table-row>
        <table:table-row>
          <table:table-cell table:style-name="Table8.A2" office:value-type="string">
            <text:p text:style-name="P93">endDateTime</text:p>
          </table:table-cell>
          <table:table-cell table:style-name="Table8.A2" office:value-type="string">
            <text:p text:style-name="P96">Time</text:p>
          </table:table-cell>
          <table:table-cell table:style-name="Table8.A2" office:value-type="string">
            <text:p text:style-name="P96">No</text:p>
          </table:table-cell>
          <table:table-cell table:style-name="Table8.A2" office:value-type="string">
            <text:p text:style-name="P96">Nullable</text:p>
          </table:table-cell>
          <table:table-cell table:style-name="Table8.E2" office:value-type="string">
            <text:p text:style-name="P96">The time of <text:span text:style-name="T39">the end of the event</text:span></text:p>
          </table:table-cell>
        </table:table-row>
        <text:soft-page-break/>
        <table:table-row>
          <table:table-cell table:style-name="Table8.A2" office:value-type="string">
            <text:p text:style-name="P93">lat</text:p>
          </table:table-cell>
          <table:table-cell table:style-name="Table8.A2" office:value-type="string">
            <text:p text:style-name="P96">Decimal</text:p>
          </table:table-cell>
          <table:table-cell table:style-name="Table8.A2" office:value-type="string">
            <text:p text:style-name="P96">No</text:p>
          </table:table-cell>
          <table:table-cell table:style-name="Table8.A2" office:value-type="string">
            <text:p text:style-name="P96">Nullable</text:p>
          </table:table-cell>
          <table:table-cell table:style-name="Table8.E2" office:value-type="string">
            <text:p text:style-name="P97">The latitude of the event location (for geolocation based check in)</text:p>
          </table:table-cell>
        </table:table-row>
        <table:table-row>
          <table:table-cell table:style-name="Table8.A2" office:value-type="string">
            <text:p text:style-name="P93">long</text:p>
          </table:table-cell>
          <table:table-cell table:style-name="Table8.A2" office:value-type="string">
            <text:p text:style-name="P96">Decimal</text:p>
          </table:table-cell>
          <table:table-cell table:style-name="Table8.A2" office:value-type="string">
            <text:p text:style-name="P96">No</text:p>
          </table:table-cell>
          <table:table-cell table:style-name="Table8.A2" office:value-type="string">
            <text:p text:style-name="P96">Nullable</text:p>
          </table:table-cell>
          <table:table-cell table:style-name="Table8.E2" office:value-type="string">
            <text:p text:style-name="P97">The longitude of the event (for geolocation based check in)</text:p>
          </table:table-cell>
        </table:table-row>
        <table:table-row>
          <table:table-cell table:style-name="Table8.A2" office:value-type="string">
            <text:p text:style-name="P93">radius</text:p>
          </table:table-cell>
          <table:table-cell table:style-name="Table8.A2" office:value-type="string">
            <text:p text:style-name="P96">Decimal</text:p>
          </table:table-cell>
          <table:table-cell table:style-name="Table8.A2" office:value-type="string">
            <text:p text:style-name="P96">No</text:p>
          </table:table-cell>
          <table:table-cell table:style-name="Table8.A2" office:value-type="string">
            <text:p text:style-name="P96">Nullable</text:p>
          </table:table-cell>
          <table:table-cell table:style-name="Table8.E2" office:value-type="string">
            <text:p text:style-name="P97">The radius, in KM, of the circular geofence around the event longitude and latitude around which guests are able to check in (for geolocation based check in)</text:p>
          </table:table-cell>
        </table:table-row>
        <table:table-row>
          <table:table-cell table:style-name="Table8.A2" office:value-type="string">
            <text:p text:style-name="P93">updatedAt</text:p>
          </table:table-cell>
          <table:table-cell table:style-name="Table8.A2" office:value-type="string">
            <text:p text:style-name="P96">Time</text:p>
          </table:table-cell>
          <table:table-cell table:style-name="Table8.A2" office:value-type="string">
            <text:p text:style-name="P96">Not set by client</text:p>
          </table:table-cell>
          <table:table-cell table:style-name="Table8.A2" office:value-type="string">
            <text:p text:style-name="P97">Not null</text:p>
          </table:table-cell>
          <table:table-cell table:style-name="Table8.E2" office:value-type="string">
            <text:p text:style-name="P97">The last time this object was updated – set to createdAt time if it has never been updated</text:p>
          </table:table-cell>
        </table:table-row>
        <table:table-row>
          <table:table-cell table:style-name="Table8.A2" office:value-type="string">
            <text:p text:style-name="P93">createdAt</text:p>
          </table:table-cell>
          <table:table-cell table:style-name="Table8.A2" office:value-type="string">
            <text:p text:style-name="P96">Time</text:p>
          </table:table-cell>
          <table:table-cell table:style-name="Table8.A2" office:value-type="string">
            <text:p text:style-name="P96">Not set by client</text:p>
          </table:table-cell>
          <table:table-cell table:style-name="Table8.A2" office:value-type="string">
            <text:p text:style-name="P97">Not null</text:p>
          </table:table-cell>
          <table:table-cell table:style-name="Table8.E2" office:value-type="string">
            <text:p text:style-name="P97">The time this object was created,</text:p>
          </table:table-cell>
        </table:table-row>
      </table:table>
      <text:p text:style-name="P75"/>
      <text:p text:style-name="P77">Guest</text:p>
      <table:table table:name="Table9" table:style-name="Table9">
        <table:table-column table:style-name="Table9.A" table:number-columns-repeated="5"/>
        <table:table-row>
          <table:table-cell table:style-name="Table9.A1" office:value-type="string">
            <text:p text:style-name="P99">Field</text:p>
          </table:table-cell>
          <table:table-cell table:style-name="Table9.A1" office:value-type="string">
            <text:p text:style-name="P99">Type</text:p>
          </table:table-cell>
          <table:table-cell table:style-name="Table9.A1" office:value-type="string">
            <text:p text:style-name="P99">Required (For creation)</text:p>
          </table:table-cell>
          <table:table-cell table:style-name="Table9.A1" office:value-type="string">
            <text:p text:style-name="P99">Validation</text:p>
          </table:table-cell>
          <table:table-cell table:style-name="Table9.E1" office:value-type="string">
            <text:p text:style-name="P99">Description</text:p>
          </table:table-cell>
        </table:table-row>
        <table:table-row table:style-name="Table9.2">
          <table:table-cell table:style-name="Table9.A2" office:value-type="string">
            <text:p text:style-name="P98">nric</text:p>
          </table:table-cell>
          <table:table-cell table:style-name="Table9.A2" office:value-type="string">
            <text:p text:style-name="P98">String</text:p>
          </table:table-cell>
          <table:table-cell table:style-name="Table9.A2" office:value-type="string">
            <text:p text:style-name="P98">Yes</text:p>
          </table:table-cell>
          <table:table-cell table:style-name="Table9.A2" office:value-type="string">
            <text:p text:style-name="P98">Not null</text:p>
          </table:table-cell>
          <table:table-cell table:style-name="Table9.E2" office:value-type="string">
            <text:p text:style-name="P98">A <text:span text:style-name="T2">unique</text:span><text:span text:style-name="T14"> identifier for the guest. Can technically be an empty string, for one guest.</text:span></text:p>
          </table:table-cell>
        </table:table-row>
        <table:table-row table:style-name="Table9.2">
          <table:table-cell table:style-name="Table9.A2" office:value-type="string">
            <text:p text:style-name="P98">name</text:p>
          </table:table-cell>
          <table:table-cell table:style-name="Table9.A2" office:value-type="string">
            <text:p text:style-name="P98">String</text:p>
          </table:table-cell>
          <table:table-cell table:style-name="Table9.A2" office:value-type="string">
            <text:p text:style-name="P98">Yes</text:p>
          </table:table-cell>
          <table:table-cell table:style-name="Table9.A2" office:value-type="string">
            <text:p text:style-name="P98">Not null</text:p>
          </table:table-cell>
          <table:table-cell table:style-name="Table9.E2" office:value-type="string">
            <text:p text:style-name="P98">The name of the guest. Can be an empty string.</text:p>
          </table:table-cell>
        </table:table-row>
        <table:table-row table:style-name="Table9.2">
          <table:table-cell table:style-name="Table9.A2" office:value-type="string">
            <text:p text:style-name="P98">Tags</text:p>
          </table:table-cell>
          <table:table-cell table:style-name="Table9.A2" office:value-type="string">
            <text:p text:style-name="P98">Array of Strings</text:p>
          </table:table-cell>
          <table:table-cell table:style-name="Table9.A2" office:value-type="string">
            <text:p text:style-name="P98">No</text:p>
          </table:table-cell>
          <table:table-cell table:style-name="Table9.A2" office:value-type="string">
            <text:p text:style-name="P98">Can be null when supplied, <text:soft-page-break/>will be empty array when requested.</text:p>
          </table:table-cell>
          <table:table-cell table:style-name="Table9.E2" office:value-type="string">
            <text:p text:style-name="P98">A list of tags (categories) <text:soft-page-break/>that the guest fits into. For example, “VIP” can be a tag. <text:span text:style-name="T48">There are endpoints to filter guests by tags.</text:span></text:p>
          </table:table-cell>
        </table:table-row>
      </table:table>
      <text:p text:style-name="P73"/>
      <text:p text:style-name="P9">Endpoints</text:p>
      <text:p text:style-name="P2">How to read the table</text:p>
      <text:p text:style-name="Text_20_body">An endpoint refers to the bit after the website name, where the back end is hosted. If the backend is hosted on mesgantry-backend.herokuapp.com, then in order to, say, log in as an administrator (the first row of the table), make a POST request (where POST is the method) to <text:s/><text:a xlink:type="simple" xlink:href="https://mesgantry-backend.herokuapp.com/api/v0/auth/admins/login" office:target-frame-name="_top" xlink:show="replace" text:style-name="Internet_20_link" text:visited-style-name="Visited_20_Internet_20_Link">https://mesgantry-backend.herokuapp.com</text:a><text:a xlink:type="simple" xlink:href="https://mesgantry-backend.herokuapp.com/api/v0/auth/admins/login" office:target-frame-name="_top" xlink:show="replace" text:style-name="Internet_20_link" text:visited-style-name="Visited_20_Internet_20_Link">/</text:a><text:a xlink:type="simple" xlink:href="https://mesgantry-backend.herokuapp.com/api/v0/auth/admins/login" office:target-frame-name="_top" xlink:show="replace" text:style-name="Internet_20_link" text:visited-style-name="Visited_20_Internet_20_Link">api/v0/auth/admins/login</text:a>, with the HTTPS request body being as specified in the Input/Output columns.</text:p>
      <text:p text:style-name="P2">Permissions</text:p>
      <text:p text:style-name="Text_20_body">Permissions are handled using J<text:span text:style-name="T13">SON</text:span> Web Tokens. Upon logging in, a signed web token (a string) is given to the caller, with an expiry time (such as 24 hours from issuing; set by environment variable). In all future calls which have any permissions (see the permissions section), a valid web token is required, and contains the information required to check said permissions. The web token must be provided in the headers of the HTTP request, under the Authorization header (exact spelling), in the format of Bearer {{token}} (where {{token}} is replaced by the web token previously obtained). Note the space. Anything but this exact format (including a missing or blank Authorization header) will return a Status 400 Bad Request error message.</text:p>
      <text:p text:style-name="Text_20_body">If an invalid (ie expired) web token is provided, a Status 401 Unauthorized is returned.</text:p>
      <text:p text:style-name="Text_20_body">If a valid web token is provided, but it does not have authorization to access the given endpoint, a Status 403 Forbidden is returned.</text:p>
      <text:p text:style-name="P2">The Errors section in the tables ignores this possible 400/401/403, it is implicit in any permissions requirement</text:p>
      <text:p text:style-name="P3">Times and Timezones</text:p>
      <text:p text:style-name="P7">Any API endpoint that requires times to be supplied in the request body assumes that the time provided is in the format &lt;YYYY-MM-DD&gt;T&lt;HH:MM:SS&gt;Z (2019-03-02T18:04:00Z for example) and refers to UTC time. If the time is in another timezone, use the <text:span text:style-name="T5">loc</text:span><text:span text:style-name="T6"> query string parameter with an IANA time zone database name to specify which. For example if posting an event with a release time in Singapore time (GMT +8), post to /api/v1-3/events?loc=Asia/Singapore. </text:span><text:span text:style-name="T8">All times in the request body should be in the same time zone.</text:span></text:p>
      <text:p text:style-name="P8"><text:soft-page-break/><text:span text:style-name="T6">Any API endpoint that returns a time in the response body (say, an array of events, or a single user object) can also be supplied a </text:span><text:span text:style-name="T5">loc</text:span><text:span text:style-name="T6"> query string parameter with an IANA time zone database name to change all times returned from UTC to whatever time zone is desired. </text:span><text:span text:style-name="T10">If the timezone supplied can’t be found, a Status 400 Bad Request is returned.</text:span></text:p>
      <text:p text:style-name="P74"><text:span text:style-name="T10">T</text:span><text:span text:style-name="T6">he Errors section in the tables ignores this possible 400</text:span></text:p>
      <text:p text:style-name="P72">Struct Field Selection</text:p>
      <text:p text:style-name="P8"><text:span text:style-name="T6">Any endpoint which returns structs or an array of structs will, by default, return all fields in the struct. Query string parameters called </text:span><text:span text:style-name="T5">field</text:span><text:span text:style-name="T6"> can be specified to specify the exact fields of the struct that are desired. For example, GET /api/v0/events?field=name&amp;field=username returns an array of all users, but only their name and username. </text:span><text:span text:style-name="T10">Supplying non existent fields doesn’t throw an error.</text:span></text:p>
      <text:p text:style-name="P4">Authenticatio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2">URL Endpoint</text:p>
          </table:table-cell>
          <table:table-cell table:style-name="Table1.A1" office:value-type="string">
            <text:p text:style-name="P12">Method</text:p>
          </table:table-cell>
          <table:table-cell table:style-name="Table1.A1" office:value-type="string">
            <text:p text:style-name="P12">Input/Output (Request Body/Response Body)</text:p>
          </table:table-cell>
          <table:table-cell table:style-name="Table1.A1" office:value-type="string">
            <text:p text:style-name="P12">Permissions</text:p>
          </table:table-cell>
          <table:table-cell table:style-name="Table1.E1" office:value-type="string">
            <text:p text:style-name="P12">Description</text:p>
          </table:table-cell>
        </table:table-row>
        <table:table-row>
          <table:table-cell table:style-name="Table1.A2" office:value-type="string">
            <text:p text:style-name="Table_20_Contents">/api/v0/auth/admins/login</text:p>
          </table:table-cell>
          <table:table-cell table:style-name="Table1.A2" office:value-type="string">
            <text:p text:style-name="Table_20_Contents">POST</text:p>
          </table:table-cell>
          <table:table-cell table:style-name="Table1.A2" office:value-type="string">
            <text:p text:style-name="Table_20_Contents"><text:span text:style-name="Default_20_Paragraph_20_Font"><text:span text:style-name="T2">Input</text:span></text:span></text:p>
            <text:p text:style-name="Table_20_Contents">{“username”: “abc”, “password”: “abc”}</text:p>
            <text:p text:style-name="Table_20_Contents"/>
            <text:p text:style-name="P12">Output (Successful)</text:p>
            <text:p text:style-name="Table_20_Contents">Status 200</text:p>
            <text:p text:style-name="Table_20_Contents">{“accessToken”: “eyzbdshdbsyd256”}</text:p>
            <text:p text:style-name="Table_20_Contents"/>
            <text:p text:style-name="P12">Errors</text:p>
            <text:p text:style-name="Table_20_Contents">Error 400 if JSON body not parseable</text:p>
            <text:p text:style-name="Table_20_Contents">Error 401 if login details incorrect (username or password wrong)</text:p>
            <text:p text:style-name="Table_20_Contents">Error 500 if any internal server issues</text:p>
          </table:table-cell>
          <table:table-cell table:style-name="Table1.A2" office:value-type="string">
            <text:p text:style-name="Table_20_Contents">None</text:p>
          </table:table-cell>
          <table:table-cell table:style-name="Table1.E2" office:value-type="string">
            <text:p text:style-name="Table_20_Contents">Logging in as an adminstrator. The accessToken needs to be saved and uses in all future requests which need permissions of any kind. Such requests need to have a header called <text:span text:style-name="Default_20_Paragraph_20_Font"><text:span text:style-name="T2">Authorization</text:span></text:span> with value</text:p>
            <text:p text:style-name="P12">Bearer {{accessToken}}</text:p>
            <text:p text:style-name="Table_20_Contents">Note the space between</text:p>
          </table:table-cell>
        </table:table-row>
        <table:table-row>
          <table:table-cell table:style-name="Table1.A2" office:value-type="string">
            <text:p text:style-name="Table_20_Contents">/api/v0/auth/users/login</text:p>
          </table:table-cell>
          <table:table-cell table:style-name="Table1.A2" office:value-type="string">
            <text:p text:style-name="Table_20_Contents">POST</text:p>
          </table:table-cell>
          <table:table-cell table:style-name="Table1.A2" office:value-type="string">
            <text:p text:style-name="Table_20_Contents"><text:span text:style-name="Default_20_Paragraph_20_Font"><text:span text:style-name="T2">Input</text:span></text:span></text:p>
            <text:p text:style-name="Table_20_Contents">{“username”: “abc”, “password”: “abc”}</text:p>
            <text:p text:style-name="Table_20_Contents"/>
            <text:p text:style-name="P12">Output (Successful)</text:p>
            <text:p text:style-name="Table_20_Contents">Status 200</text:p>
            <text:p text:style-name="Table_20_Contents">{“accessToken”: “eyzbdshdbsyd256”}</text:p>
            <text:p text:style-name="Table_20_Contents"/>
            <text:p text:style-name="P12"><text:soft-page-break/>Errors</text:p>
            <text:p text:style-name="Table_20_Contents">401 if login details incorrect (username or password wrong)</text:p>
            <text:p text:style-name="Table_20_Contents">400 if JSON body not parseable</text:p>
            <text:p text:style-name="Table_20_Contents">500 if any internal server issues</text:p>
          </table:table-cell>
          <table:table-cell table:style-name="Table1.A2" office:value-type="string">
            <text:p text:style-name="Table_20_Contents">None</text:p>
          </table:table-cell>
          <table:table-cell table:style-name="Table1.E2" office:value-type="string">
            <text:p text:style-name="Table_20_Contents">Logging in as a user. The accessToken needs to be saved and uses in all future requests which need permissions of any kind. Such requests need to have a header called <text:soft-page-break/><text:span text:style-name="Default_20_Paragraph_20_Font"><text:span text:style-name="T2">Authorization</text:span></text:span> with value</text:p>
            <text:p text:style-name="P12">Bearer {{accessToken}}</text:p>
            <text:p text:style-name="Table_20_Contents">Note the space between</text:p>
          </table:table-cell>
        </table:table-row>
        <table:table-row>
          <table:table-cell table:style-name="Table1.A2" office:value-type="string">
            <text:p text:style-name="Table_20_Contents">/<text:span text:style-name="T21">api/v1-3/auth/verify</text:span></text:p>
          </table:table-cell>
          <table:table-cell table:style-name="Table1.A2" office:value-type="string">
            <text:p text:style-name="P57">POST</text:p>
          </table:table-cell>
          <table:table-cell table:style-name="Table1.A2" office:value-type="string">
            <text:p text:style-name="P20">Input</text:p>
            <text:p text:style-name="P31">None, reads from Authorization header instead</text:p>
            <text:p text:style-name="P31"/>
            <text:p text:style-name="P20">Output</text:p>
            <text:p text:style-name="P31">“<text:span text:style-name="T22">true” if token in Authorization header is valid (unexpired, <text:s/>properly formatted)</text:span></text:p>
            <text:p text:style-name="P31">“<text:span text:style-name="T22">false” if token in Authorization header is invalid</text:span></text:p>
            <text:p text:style-name="P31"/>
            <text:p text:style-name="P21">Errors</text:p>
            <text:p text:style-name="P32">400 if Authorization header is not in Bearer {{accessToken}} format</text:p>
          </table:table-cell>
          <table:table-cell table:style-name="Table1.A2" office:value-type="string">
            <text:p text:style-name="P58">None</text:p>
          </table:table-cell>
          <table:table-cell table:style-name="Table1.E2" office:value-type="string">
            <text:p text:style-name="P59">Checks whether the http request, with an Authorization header of values Bearer {{accessToken}}, has a valid access token.</text:p>
          </table:table-cell>
        </table:table-row>
      </table:table>
      <text:p text:style-name="Text_20_body"/>
      <text:p text:style-name="P4">Users</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12">URL Endpoint</text:p>
            </table:table-cell>
            <table:table-cell table:style-name="Table2.A1" office:value-type="string">
              <text:p text:style-name="P12">Method</text:p>
            </table:table-cell>
            <table:table-cell table:style-name="Table2.A1" office:value-type="string">
              <text:p text:style-name="P12">Input/Output (Request Body/Response Body)</text:p>
            </table:table-cell>
            <table:table-cell table:style-name="Table2.A1" office:value-type="string">
              <text:p text:style-name="P12">Permissions</text:p>
            </table:table-cell>
            <table:table-cell table:style-name="Table2.E1" office:value-type="string">
              <text:p text:style-name="P12">Description</text:p>
            </table:table-cell>
          </table:table-row>
        </table:table-header-rows>
        <table:table-row>
          <table:table-cell table:style-name="Table2.A2" office:value-type="string">
            <text:p text:style-name="Table_20_Contents">/api/v0/users</text:p>
          </table:table-cell>
          <table:table-cell table:style-name="Table2.A2" office:value-type="string">
            <text:p text:style-name="Table_20_Contents">GET</text:p>
          </table:table-cell>
          <table:table-cell table:style-name="Table2.A2" office:value-type="string">
            <text:p text:style-name="P12">Input</text:p>
            <text:p text:style-name="Table_20_Contents">None</text:p>
            <text:p text:style-name="Table_20_Contents"/>
            <text:p text:style-name="P16">Query String Arguments</text:p>
            <text:p text:style-name="P53">loc <text:span text:style-name="T6">to specify the time zone of the times in the output</text:span></text:p>
            <text:p text:style-name="P53">field<text:span text:style-name="T6"> to select only some fields of the struct to render.</text:span></text:p>
            <text:p text:style-name="P78">See introduction of document for more information on these two arguments.</text:p>
            <text:p text:style-name="Table_20_Contents"/>
            <text:p text:style-name="P12">Output (Successful)</text:p>
            <text:p text:style-name="Table_20_Contents">Status 200</text:p>
            <text:p text:style-name="P90"><text:span text:style-name="T33">An array of user objects</text:span></text:p>
            <text:p text:style-name="Table_20_Contents"><text:soft-page-break/></text:p>
            <text:p text:style-name="P12">Errors</text:p>
            <text:p text:style-name="Table_20_Contents">500 if any internal server issues</text:p>
          </table:table-cell>
          <table:table-cell table:style-name="Table2.A2" office:value-type="string">
            <text:p text:style-name="Table_20_Contents">Valid access token</text:p>
            <text:p text:style-name="Table_20_Contents">Administrator account</text:p>
          </table:table-cell>
          <table:table-cell table:style-name="Table2.E2" office:value-type="string">
            <text:p text:style-name="Table_20_Contents">Returns a JSON array of all users</text:p>
          </table:table-cell>
        </table:table-row>
        <table:table-row>
          <table:table-cell table:style-name="Table2.A2" office:value-type="string">
            <text:p text:style-name="Table_20_Contents">/api/v0/users</text:p>
          </table:table-cell>
          <table:table-cell table:style-name="Table2.A2" office:value-type="string">
            <text:p text:style-name="Table_20_Contents">POST</text:p>
          </table:table-cell>
          <table:table-cell table:style-name="Table2.A2" office:value-type="string">
            <text:p text:style-name="P12">Input</text:p>
            <text:p text:style-name="P100">A user object, like:</text:p>
            <text:p text:style-name="Table_20_Contents">{“name”: “Ashwin”, “username”: “Hackerboy”, “password”: “unsecured”}</text:p>
            <text:p text:style-name="Table_20_Contents"/>
            <text:p text:style-name="Table_20_Contents">Supplying any other fields will cause an error. Username, name and password cannot be empty strings.</text:p>
            <text:p text:style-name="Table_20_Contents"/>
            <text:p text:style-name="P12">Output (Successful)</text:p>
            <text:p text:style-name="Table_20_Contents">Status 201<text:line-break/>{"message":"Registration successful"}</text:p>
            <text:p text:style-name="Table_20_Contents"/>
            <text:p text:style-name="P12">Errors</text:p>
            <text:p text:style-name="Table_20_Contents">400 if JSON body not parseable, unknown fields supplied, or blank username/password/name set</text:p>
            <text:p text:style-name="Table_20_Contents">409 if user with that username already exists</text:p>
            <text:p text:style-name="Table_20_Contents">500 if any internal server issue</text:p>
          </table:table-cell>
          <table:table-cell table:style-name="Table2.A2" office:value-type="string">
            <text:p text:style-name="Table_20_Contents">Valid access token</text:p>
            <text:p text:style-name="Table_20_Contents">Administrator account</text:p>
          </table:table-cell>
          <table:table-cell table:style-name="Table2.E2" office:value-type="string">
            <text:p text:style-name="Table_20_Contents">Creates a new user, will automatically populate the createdAt and updatedAt fields to the time of creation.</text:p>
          </table:table-cell>
        </table:table-row>
        <table:table-row>
          <table:table-cell table:style-name="Table2.A2" office:value-type="string">
            <text:p text:style-name="Table_20_Contents">/api/v0/users/{username}</text:p>
          </table:table-cell>
          <table:table-cell table:style-name="Table2.A2" office:value-type="string">
            <text:p text:style-name="Table_20_Contents">GET</text:p>
          </table:table-cell>
          <table:table-cell table:style-name="Table2.A2" office:value-type="string">
            <text:p text:style-name="P12">Input</text:p>
            <text:p text:style-name="Table_20_Contents">None</text:p>
            <text:p text:style-name="Table_20_Contents"/>
            <text:p text:style-name="P17">Query String Arguments</text:p>
            <text:p text:style-name="P54">loc <text:span text:style-name="T6">to specify the time zone of the times in the output</text:span></text:p>
            <text:p text:style-name="P54">field<text:span text:style-name="T6"> to select only some fields of the struct to render.</text:span></text:p>
            <text:p text:style-name="P78">See introduction of document for more information on these two arguments.</text:p>
            <text:p text:style-name="Table_20_Contents"/>
            <text:p text:style-name="P12">Output (Successful)</text:p>
            <text:p text:style-name="Table_20_Contents">Status 200</text:p>
            <text:p text:style-name="P100">A user object with the given username</text:p>
            <text:p text:style-name="Table_20_Contents"><text:soft-page-break/></text:p>
            <text:p text:style-name="P12">Errors</text:p>
            <text:p text:style-name="Table_20_Contents">404 if the user doesn’t exist</text:p>
            <text:p text:style-name="Table_20_Contents">500 if any internal server issues</text:p>
          </table:table-cell>
          <table:table-cell table:style-name="Table2.A2" office:value-type="string">
            <text:p text:style-name="Table_20_Contents">Valid access token</text:p>
            <text:p text:style-name="Table_20_Contents">One of the following:</text:p>
            <text:p text:style-name="Table_20_Contents">Administrator account</text:p>
            <text:p text:style-name="Table_20_Contents">User with the given username (you can look at your own details)</text:p>
          </table:table-cell>
          <table:table-cell table:style-name="Table2.E2" office:value-type="string">
            <text:p text:style-name="Table_20_Contents">Returns a single user JSON object based on the username in the URL. The user with the {username} needs to exist</text:p>
          </table:table-cell>
        </table:table-row>
        <table:table-row>
          <table:table-cell table:style-name="Table2.A2" office:value-type="string">
            <text:p text:style-name="Table_20_Contents">/api/v0/users/{username}</text:p>
          </table:table-cell>
          <table:table-cell table:style-name="Table2.A2" office:value-type="string">
            <text:p text:style-name="Table_20_Contents">PATCH</text:p>
          </table:table-cell>
          <table:table-cell table:style-name="Table2.A2" office:value-type="string">
            <text:p text:style-name="P12">Input</text:p>
            <text:p text:style-name="Table_20_Contents">Supply <text:span text:style-name="Default_20_Paragraph_20_Font"><text:span text:style-name="T2">only</text:span></text:span> the fields of the user <text:span text:style-name="T40">object </text:span>you wish to update, with the new values e.g.</text:p>
            <text:p text:style-name="Table_20_Contents">{"username":"LCPSANIL", "name":"Sanil","password":"AbetterPassword"}</text:p>
            <text:p text:style-name="Table_20_Contents"/>
            <text:p text:style-name="Table_20_Contents">Note that you can update the username. <text:span text:style-name="T34">Cannot update fields not set by user.</text:span></text:p>
            <text:p text:style-name="Table_20_Contents"/>
            <text:p text:style-name="P12">Output (Successful)</text:p>
            <text:p text:style-name="Table_20_Contents">Status 200</text:p>
            <text:p text:style-name="Table_20_Contents">{"message":"User updated"}</text:p>
            <text:p text:style-name="Table_20_Contents"/>
            <text:p text:style-name="P12">Errors</text:p>
            <text:p text:style-name="Table_20_Contents">400 if JSON body not parseable, unknown fields supplied or blank name/password/username set</text:p>
            <text:p text:style-name="Table_20_Contents">400 if invalid field is specified</text:p>
            <text:p text:style-name="Table_20_Contents">404 if the user does not exist</text:p>
            <text:p text:style-name="Table_20_Contents">409 if newly specified username is already in username</text:p>
            <text:p text:style-name="Table_20_Contents">500 if any internal server issues</text:p>
            <text:p text:style-name="Standard"/>
          </table:table-cell>
          <table:table-cell table:style-name="Table2.A2" office:value-type="string">
            <text:p text:style-name="Table_20_Contents">Valid access token</text:p>
            <text:p text:style-name="Table_20_Contents">One of the following:</text:p>
            <text:p text:style-name="Table_20_Contents">Administrator account</text:p>
            <text:p text:style-name="Table_20_Contents">User with the given username (you can update your own details)</text:p>
          </table:table-cell>
          <table:table-cell table:style-name="Table2.E2" office:value-type="string">
            <text:p text:style-name="Table_20_Contents">Update a user’s details. You only need to give the fields that need changing. The user given by {username} needs to exist.</text:p>
          </table:table-cell>
        </table:table-row>
        <table:table-row>
          <table:table-cell table:style-name="Table2.A2" office:value-type="string">
            <text:p text:style-name="Table_20_Contents">/api/v0/users/{username}</text:p>
          </table:table-cell>
          <table:table-cell table:style-name="Table2.A2" office:value-type="string">
            <text:p text:style-name="Table_20_Contents">DELETE</text:p>
          </table:table-cell>
          <table:table-cell table:style-name="Table2.A2" office:value-type="string">
            <text:p text:style-name="P12">Input</text:p>
            <text:p text:style-name="Table_20_Contents">None</text:p>
            <text:p text:style-name="Table_20_Contents"/>
            <text:p text:style-name="P12">Output (Successful)</text:p>
            <text:p text:style-name="Table_20_Contents">Status 200</text:p>
            <text:p text:style-name="Table_20_Contents">{"message":"Successfully deleted user"}</text:p>
            <text:p text:style-name="Table_20_Contents"/>
            <text:p text:style-name="P12"><text:soft-page-break/>Errors</text:p>
            <text:p text:style-name="Table_20_Contents">404 if the user does not exist</text:p>
            <text:p text:style-name="Table_20_Contents">500 if any internal server issues</text:p>
          </table:table-cell>
          <table:table-cell table:style-name="Table2.A2" office:value-type="string">
            <text:p text:style-name="Table_20_Contents">Valid access token</text:p>
            <text:p text:style-name="Table_20_Contents">One of the following:</text:p>
            <text:p text:style-name="Table_20_Contents">Administrator account</text:p>
            <text:p text:style-name="Table_20_Contents">User with the given username (you can delete yourself)</text:p>
          </table:table-cell>
          <table:table-cell table:style-name="Table2.E2" office:value-type="string">
            <text:p text:style-name="Table_20_Contents">Deletes the user from the database.</text:p>
          </table:table-cell>
        </table:table-row>
      </table:table>
      <text:p text:style-name="Text_20_body"/>
      <text:p text:style-name="P2">Events</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2">URL Endpoint</text:p>
            </table:table-cell>
            <table:table-cell table:style-name="Table3.A1" office:value-type="string">
              <text:p text:style-name="P12">Method</text:p>
            </table:table-cell>
            <table:table-cell table:style-name="Table3.A1" office:value-type="string">
              <text:p text:style-name="P12">Input/Output (Request Body/Response Body)</text:p>
            </table:table-cell>
            <table:table-cell table:style-name="Table3.A1" office:value-type="string">
              <text:p text:style-name="P12">Permissions</text:p>
            </table:table-cell>
            <table:table-cell table:style-name="Table3.E1" office:value-type="string">
              <text:p text:style-name="P12">Description</text:p>
            </table:table-cell>
          </table:table-row>
        </table:table-header-rows>
        <table:table-row>
          <table:table-cell table:style-name="Table3.A2" office:value-type="string">
            <text:p text:style-name="Table_20_Contents">/api/v<text:span text:style-name="T23">1-3</text:span>/events</text:p>
          </table:table-cell>
          <table:table-cell table:style-name="Table3.A2" office:value-type="string">
            <text:p text:style-name="Table_20_Contents">GET</text:p>
          </table:table-cell>
          <table:table-cell table:style-name="Table3.A2" office:value-type="string">
            <text:p text:style-name="P12">Input</text:p>
            <text:p text:style-name="Table_20_Contents">None</text:p>
            <text:p text:style-name="Table_20_Contents"/>
            <text:p text:style-name="P22">Query String Arguments</text:p>
            <text:p text:style-name="P55">loc <text:span text:style-name="T6">to specify the time zone of the times in the output</text:span></text:p>
            <text:p text:style-name="P55">field<text:span text:style-name="T6"> to select only some fields of the struct to render.</text:span></text:p>
            <text:p text:style-name="P79">See introduction of document for more information on these two arguments.</text:p>
            <text:p text:style-name="Table_20_Contents"/>
            <text:p text:style-name="P12">Output (Successful)</text:p>
            <text:p text:style-name="P101">An array of event objects</text:p>
            <text:p text:style-name="Table_20_Contents"/>
            <text:p text:style-name="P12">Errors</text:p>
            <text:p text:style-name="Table_20_Contents">500 if any internal server issue</text:p>
          </table:table-cell>
          <table:table-cell table:style-name="Table3.A2" office:value-type="string">
            <text:p text:style-name="Table_20_Contents">Valid access token</text:p>
          </table:table-cell>
          <table:table-cell table:style-name="Table3.E2" office:value-type="string">
            <text:p text:style-name="Table_20_Contents">Returns all the events hosted by the <text:span text:style-name="Default_20_Paragraph_20_Font"><text:span text:style-name="T2">user making the request </text:span></text:span>(the user is identified using the web token), as a JSON array.</text:p>
          </table:table-cell>
        </table:table-row>
        <table:table-row>
          <table:table-cell table:style-name="Table3.A2" office:value-type="string">
            <text:p text:style-name="Table_20_Contents">/api/v<text:span text:style-name="T23">1-3</text:span>/events</text:p>
          </table:table-cell>
          <table:table-cell table:style-name="Table3.A2" office:value-type="string">
            <text:p text:style-name="Table_20_Contents">POST</text:p>
          </table:table-cell>
          <table:table-cell table:style-name="Table3.A2" office:value-type="string">
            <text:p text:style-name="P12">Input</text:p>
            <text:p text:style-name="P102"><text:span text:style-name="T41">An event object</text:span></text:p>
            <text:p text:style-name="Table_20_Contents"/>
            <text:p text:style-name="P23">Query String Arguments</text:p>
            <text:p text:style-name="P56">loc <text:span text:style-name="T6">to specify the time zone of the times </text:span><text:span text:style-name="T9">supplied in the input.</text:span></text:p>
            <text:p text:style-name="Table_20_Contents"/>
            <text:p text:style-name="P12">Output (Successful)</text:p>
            <text:p text:style-name="Table_20_Contents">Status 201</text:p>
            <text:p text:style-name="Table_20_Contents">“5b7e451d-249d-4545-9c44-fff028127d53”</text:p>
            <text:p text:style-name="P62"><text:soft-page-break/>The UUID of the newly generated event.</text:p>
            <text:p text:style-name="Table_20_Contents"/>
            <text:p text:style-name="P12">Errors</text:p>
            <text:p text:style-name="Table_20_Contents">400 if invalid field values supplied, or if badly formatted time string, or request body could not be read as JSON.</text:p>
            <text:p text:style-name="Table_20_Contents">409 if event with the given URL already exists</text:p>
            <text:p text:style-name="Table_20_Contents">500 if any internal server issues</text:p>
            <text:p text:style-name="Table_20_Contents"><text:span text:style-name="Default_20_Paragraph_20_Font"><text:span text:style-name="T2">As of v1.</text:span></text:span><text:span text:style-name="Default_20_Paragraph_20_Font"><text:span text:style-name="T3">3</text:span></text:span><text:span text:style-name="Default_20_Paragraph_20_Font"><text:span text:style-name="T2">, admin account trying to create an event will not be blocked by permissions, but will produce an error 500</text:span></text:span>.</text:p>
          </table:table-cell>
          <table:table-cell table:style-name="Table3.A2" office:value-type="string">
            <text:p text:style-name="Table_20_Contents">Valid access token</text:p>
          </table:table-cell>
          <table:table-cell table:style-name="Table3.E2" office:value-type="string">
            <text:p text:style-name="Table_20_Contents">Creates a new event with the given fields. Note that the URL of the event is either an external URL address or can meant to direct to an endpoint</text:p>
          </table:table-cell>
        </table:table-row>
        <table:table-row>
          <table:table-cell table:style-name="Table3.A2" office:value-type="string">
            <text:p text:style-name="Table_20_Contents">/api/v0/events/takenurls/{eventURL}</text:p>
          </table:table-cell>
          <table:table-cell table:style-name="Table3.A2" office:value-type="string">
            <text:p text:style-name="Table_20_Contents">GET</text:p>
          </table:table-cell>
          <table:table-cell table:style-name="Table3.A2" office:value-type="string">
            <text:p text:style-name="P12">Input</text:p>
            <text:p text:style-name="Table_20_Contents">None</text:p>
            <text:p text:style-name="Table_20_Contents"/>
            <text:p text:style-name="P12">Output (Successful)</text:p>
            <text:p text:style-name="Table_20_Contents">Status 200</text:p>
            <text:p text:style-name="Table_20_Contents">“true” or “false”</text:p>
            <text:p text:style-name="Table_20_Contents">Note that a URL being taken (IE “true”) means that it is <text:span text:style-name="Default_20_Paragraph_20_Font"><text:span text:style-name="T4">not</text:span></text:span> available for use.</text:p>
            <text:p text:style-name="Table_20_Contents"/>
            <text:p text:style-name="P12">Errors</text:p>
            <text:p text:style-name="Table_20_Contents">500 if any internal server issues.</text:p>
          </table:table-cell>
          <table:table-cell table:style-name="Table3.A2" office:value-type="string">
            <text:p text:style-name="Table_20_Contents">Valid access token</text:p>
          </table:table-cell>
          <table:table-cell table:style-name="Table3.E2" office:value-type="string">
            <text:p text:style-name="Table_20_Contents">Checks if an event already exists with that given <text:span text:style-name="Default_20_Paragraph_20_Font"><text:span text:style-name="T2">URL</text:span></text:span>, <text:span text:style-name="Default_20_Paragraph_20_Font"><text:span text:style-name="T2">(not event ID!)</text:span></text:span></text:p>
            <text:p text:style-name="Table_20_Contents"/>
          </table:table-cell>
        </table:table-row>
        <table:table-row>
          <table:table-cell table:style-name="Table3.A2" office:value-type="string">
            <text:p text:style-name="Table_20_Contents">/<text:span text:style-name="T24">api/v1-3/events/id/{eventURL}</text:span></text:p>
          </table:table-cell>
          <table:table-cell table:style-name="Table3.A2" office:value-type="string">
            <text:p text:style-name="P60">GET</text:p>
          </table:table-cell>
          <table:table-cell table:style-name="Table3.A2" office:value-type="string">
            <text:p text:style-name="P24">Input</text:p>
            <text:p text:style-name="P33">None</text:p>
            <text:p text:style-name="P33"/>
            <text:p text:style-name="P24">Output</text:p>
            <text:p text:style-name="P34">Status 200</text:p>
            <text:p text:style-name="P34">“7bb38ef0-0aae-44d5-92a0-aa31606e5878”</text:p>
            <text:p text:style-name="P34"/>
            <text:p text:style-name="P25">Errors</text:p>
            <text:p text:style-name="P34">404 if no event exists with that URL</text:p>
            <text:p text:style-name="P34">500 if there is an internal server error.</text:p>
          </table:table-cell>
          <table:table-cell table:style-name="Table3.A2" office:value-type="string">
            <text:p text:style-name="P61">None</text:p>
          </table:table-cell>
          <table:table-cell table:style-name="Table3.E2" office:value-type="string">
            <text:p text:style-name="P34">Returns the ID of an event which has the given URL.</text:p>
          </table:table-cell>
        </table:table-row>
        <text:soft-page-break/>
        <table:table-row>
          <table:table-cell table:style-name="Table3.A2" office:value-type="string">
            <text:p text:style-name="Table_20_Contents">/api/v<text:span text:style-name="T25">1-3</text:span>/events/{eventID}</text:p>
          </table:table-cell>
          <table:table-cell table:style-name="Table3.A2" office:value-type="string">
            <text:p text:style-name="Table_20_Contents">GET</text:p>
          </table:table-cell>
          <table:table-cell table:style-name="Table3.A2" office:value-type="string">
            <text:p text:style-name="P12">Input</text:p>
            <text:p text:style-name="Table_20_Contents">None</text:p>
            <text:p text:style-name="Table_20_Contents"/>
            <text:p text:style-name="P12">Output (Successful)</text:p>
            <text:p text:style-name="Table_20_Contents">Status 200</text:p>
            <text:p text:style-name="P103">The event object with that</text:p>
            <text:p text:style-name="Table_20_Contents"/>
            <text:p text:style-name="Table_20_Contents"><text:span text:style-name="Default_20_Paragraph_20_Font"><text:span text:style-name="T2">Errors</text:span></text:span></text:p>
            <text:p text:style-name="Table_20_Contents">404 if an event with that eventID doesn’t exist</text:p>
            <text:p text:style-name="Table_20_Contents">500 if any internal server issues</text:p>
          </table:table-cell>
          <table:table-cell table:style-name="Table3.A2" office:value-type="string">
            <text:p text:style-name="Table_20_Contents">Valid access token</text:p>
            <text:p text:style-name="Table_20_Contents">One of the following:</text:p>
            <text:p text:style-name="Table_20_Contents">User account which is a host of that event</text:p>
            <text:p text:style-name="Table_20_Contents">Administrator account</text:p>
          </table:table-cell>
          <table:table-cell table:style-name="Table3.E2" office:value-type="string">
            <text:p text:style-name="Table_20_Contents">Returns the details of a specific event given its event ID.</text:p>
          </table:table-cell>
        </table:table-row>
        <table:table-row>
          <table:table-cell table:style-name="Table3.A2" office:value-type="string">
            <text:p text:style-name="Table_20_Contents">/api/v<text:span text:style-name="T26">1-3</text:span>/events/{eventID}</text:p>
          </table:table-cell>
          <table:table-cell table:style-name="Table3.A2" office:value-type="string">
            <text:p text:style-name="Table_20_Contents">PATCH</text:p>
          </table:table-cell>
          <table:table-cell table:style-name="Table3.A2" office:value-type="string">
            <text:p text:style-name="P12">Input</text:p>
            <text:p text:style-name="Table_20_Contents">Supply <text:span text:style-name="Default_20_Paragraph_20_Font"><text:span text:style-name="T2">only</text:span></text:span> the fields of the user you wish to update, with the new values e.g.</text:p>
            <text:p text:style-name="Table_20_Contents">{“name”: “abc”, “startDateTime”: “2019-01-08T14:00:00Z”, “radius”: 5}</text:p>
            <text:p text:style-name="Table_20_Contents"/>
            <text:p text:style-name="P12">Output (Successful)</text:p>
            <text:p text:style-name="Table_20_Contents">Status 200</text:p>
            <text:p text:style-name="Table_20_Contents">{"message":"Event updated"}</text:p>
            <text:p text:style-name="Table_20_Contents"/>
            <text:p text:style-name="P12">Errors</text:p>
            <text:p text:style-name="Table_20_Contents">400 if body could not be read as JSON, or blank URL/name supplied, or invalid fields supplied, or badly formatted time fields.</text:p>
            <text:p text:style-name="Table_20_Contents">404 if an event with that eventID does not exist.</text:p>
            <text:p text:style-name="Table_20_Contents">409 if updated URL is already used by another event.</text:p>
            <text:p text:style-name="Table_20_Contents">500 if any internal server issue</text:p>
          </table:table-cell>
          <table:table-cell table:style-name="Table3.A2" office:value-type="string">
            <text:p text:style-name="Table_20_Contents">Valid access token</text:p>
            <text:p text:style-name="Table_20_Contents">One of the following:</text:p>
            <text:p text:style-name="Table_20_Contents">User account which is a host of that event</text:p>
            <text:p text:style-name="Table_20_Contents">Administrator account</text:p>
          </table:table-cell>
          <table:table-cell table:style-name="Table3.E2" office:value-type="string">
            <text:p text:style-name="Table_20_Contents">Updates the details of the event. You only need to give the fields that need changing. The event given by {eventID} needs to exist.</text:p>
          </table:table-cell>
        </table:table-row>
        <table:table-row>
          <table:table-cell table:style-name="Table3.A2" office:value-type="string">
            <text:p text:style-name="Table_20_Contents">/api/v0/events/{eventID}</text:p>
          </table:table-cell>
          <table:table-cell table:style-name="Table3.A2" office:value-type="string">
            <text:p text:style-name="Table_20_Contents">DELETE</text:p>
          </table:table-cell>
          <table:table-cell table:style-name="Table3.A2" office:value-type="string">
            <text:p text:style-name="P12">Input</text:p>
            <text:p text:style-name="Table_20_Contents">None</text:p>
            <text:p text:style-name="Table_20_Contents"/>
            <text:p text:style-name="P12">Output (Successful)</text:p>
            <text:p text:style-name="Table_20_Contents">{"message":"Successfully deleted event"}</text:p>
            <text:p text:style-name="Table_20_Contents"><text:soft-page-break/></text:p>
            <text:p text:style-name="P12">Errors</text:p>
            <text:p text:style-name="Table_20_Contents">404 if an event with that eventID does not exist.</text:p>
            <text:p text:style-name="Table_20_Contents">500 if any internal server issue</text:p>
          </table:table-cell>
          <table:table-cell table:style-name="Table3.A2" office:value-type="string">
            <text:p text:style-name="Table_20_Contents">Valid access token</text:p>
            <text:p text:style-name="Table_20_Contents">One of the following:</text:p>
            <text:p text:style-name="Table_20_Contents">User account which is a host of that event</text:p>
            <text:p text:style-name="Table_20_Contents">Administrator <text:soft-page-break/>account</text:p>
          </table:table-cell>
          <table:table-cell table:style-name="Table3.E2" office:value-type="string">
            <text:p text:style-name="Table_20_Contents">Deletes the event with the given eventID.</text:p>
          </table:table-cell>
        </table:table-row>
        <table:table-row>
          <table:table-cell table:style-name="Table3.A1" office:value-type="string">
            <text:p text:style-name="Table_20_Contents">/api/v0/events/{eventID}/released</text:p>
            <text:p text:style-name="Table_20_Contents"/>
            <text:p text:style-name="P26">DEPRECATED, use /api/v1-3/events/{eventID}/triggers/release/occurred if the event has a trigger called release; <text:span text:style-name="T28">although this endpoint returns a 404 if no release is set.</text:span></text:p>
          </table:table-cell>
          <table:table-cell table:style-name="Table3.A1" office:value-type="string">
            <text:p text:style-name="Table_20_Contents">GET</text:p>
          </table:table-cell>
          <table:table-cell table:style-name="Table3.A1" office:value-type="string">
            <text:p text:style-name="P12">Input</text:p>
            <text:p text:style-name="P27">None</text:p>
            <text:p text:style-name="P27"/>
            <text:p text:style-name="Table_20_Contents"><text:span text:style-name="Default_20_Paragraph_20_Font"><text:span text:style-name="T2">Output (Successful)</text:span></text:span></text:p>
            <text:p text:style-name="P27">“true” if the event is open for check in, “false” if it is not.</text:p>
            <text:p text:style-name="P27"/>
            <text:p text:style-name="Table_20_Contents"><text:span text:style-name="Default_20_Paragraph_20_Font"><text:span text:style-name="T2">Errors</text:span></text:span></text:p>
            <text:p text:style-name="P27">404 if an event with that eventID does not exist.</text:p>
            <text:p text:style-name="P27">500 if any internal server issue.</text:p>
          </table:table-cell>
          <table:table-cell table:style-name="Table3.A1" office:value-type="string">
            <text:p text:style-name="Table_20_Contents">None</text:p>
          </table:table-cell>
          <table:table-cell table:style-name="Table3.E1" office:value-type="string">
            <text:p text:style-name="Table_20_Contents">Checks if the current Singapore Time is past the release date/time of the event. If no release date/time is set, the event is assumed to always be open for check in, and therefore this endpoint will return true.</text:p>
            <text:p text:style-name="Table_20_Contents">Release time is in UTC.</text:p>
          </table:table-cell>
        </table:table-row>
        <table:table-row>
          <table:table-cell table:style-name="Table3.A2" office:value-type="string">
            <text:p text:style-name="Table_20_Contents">/<text:span text:style-name="T27">api/v1-3/events/{eventID}/triggers/{triggername}</text:span></text:p>
          </table:table-cell>
          <table:table-cell table:style-name="Table3.A2" office:value-type="string">
            <text:p text:style-name="P64">GET</text:p>
          </table:table-cell>
          <table:table-cell table:style-name="Table3.A2" office:value-type="string">
            <text:p text:style-name="P104">Input</text:p>
            <text:p text:style-name="P81">None</text:p>
            <text:p text:style-name="P81"/>
            <text:p text:style-name="P106">Query String Arguments</text:p>
            <text:p text:style-name="P83"><text:span text:style-name="T5">loc </text:span><text:span text:style-name="T6">to specify the time zone of the time </text:span><text:span text:style-name="T11">returned</text:span></text:p>
            <text:p text:style-name="P104">Output (Successful)</text:p>
            <text:p text:style-name="P85">Status 200</text:p>
            <text:p text:style-name="P81">“<text:span text:style-name="T42">2019-03-01T11:30:00Z”</text:span></text:p>
            <text:p text:style-name="P104"/>
            <text:p text:style-name="P104">Errors</text:p>
            <text:p text:style-name="P85">404 if event with that ID does not exist or no trigger exists with that name</text:p>
            <text:p text:style-name="P87">500 if internal server issue</text:p>
          </table:table-cell>
          <table:table-cell table:style-name="Table3.A2" office:value-type="string">
            <text:p text:style-name="P113">None</text:p>
          </table:table-cell>
          <table:table-cell table:style-name="Table3.E2" office:value-type="string">
            <text:p text:style-name="P113">Returns the time that a trigger with that given name is associated with in the event with that ID.</text:p>
          </table:table-cell>
        </table:table-row>
        <table:table-row>
          <table:table-cell table:style-name="Table3.A2" office:value-type="string">
            <text:p text:style-name="P63">/<text:span text:style-name="T27">api/v1-3/events/{eventID}/triggers/{triggername}/occurred</text:span></text:p>
          </table:table-cell>
          <table:table-cell table:style-name="Table3.A2" office:value-type="string">
            <text:p text:style-name="P64">GET</text:p>
          </table:table-cell>
          <table:table-cell table:style-name="Table3.A2" office:value-type="string">
            <text:p text:style-name="P105">Input</text:p>
            <text:p text:style-name="P82">None</text:p>
            <text:p text:style-name="P84"><text:span text:style-name="T11"/></text:p>
            <text:p text:style-name="P105">Output (Successful)</text:p>
            <text:p text:style-name="P86"><text:soft-page-break/>Status 200</text:p>
            <text:p text:style-name="P82">“<text:span text:style-name="T43">true” or “false”</text:span></text:p>
            <text:p text:style-name="P105"/>
            <text:p text:style-name="P105">Errors</text:p>
            <text:p text:style-name="P86">404 if event with that ID does not exist or no trigger exists with that name</text:p>
            <text:p text:style-name="P87">500 if internal server issue</text:p>
          </table:table-cell>
          <table:table-cell table:style-name="Table3.A2" office:value-type="string">
            <text:p text:style-name="P113">None</text:p>
          </table:table-cell>
          <table:table-cell table:style-name="Table3.E2" office:value-type="string">
            <text:p text:style-name="P113">Returns true or false whether the given trigger of the given event, if it exists, has <text:span text:style-name="T44">passed</text:span> (based <text:soft-page-break/>on server time).</text:p>
          </table:table-cell>
        </table:table-row>
        <table:table-row>
          <table:table-cell table:style-name="Table3.A2" office:value-type="string">
            <text:p text:style-name="Table_20_Contents">/<text:span text:style-name="T18">api/v1-2/events/{eventID}/feedback</text:span></text:p>
          </table:table-cell>
          <table:table-cell table:style-name="Table3.A2" office:value-type="string">
            <text:p text:style-name="P49">POST</text:p>
          </table:table-cell>
          <table:table-cell table:style-name="Table3.A2" office:value-type="string">
            <text:p text:style-name="P18">Input</text:p>
            <text:p text:style-name="P29">{"name":"Jimothy Bob","survey":[{"question":"A","answer":"AA"},{"question":"B","answer":"BB"},...]}</text:p>
            <text:p text:style-name="P18"/>
            <text:p text:style-name="P29">Survey cannot be null or an empty array, name can empty string (or omitted) for anonymous submissions. <text:span text:style-name="T19">Forms can have different questions from each other.</text:span></text:p>
            <text:p text:style-name="P18"/>
            <text:p text:style-name="P18">Output (Successful)</text:p>
            <text:p text:style-name="P29">Status 200</text:p>
            <text:p text:style-name="P18"/>
            <text:p text:style-name="P18">Errors</text:p>
            <text:p text:style-name="P29">400 if null/empty survey or extra fields supplied</text:p>
            <text:p text:style-name="P30">404 if that event does not exist</text:p>
            <text:p text:style-name="P29">500 if internal server issue.</text:p>
          </table:table-cell>
          <table:table-cell table:style-name="Table3.A2" office:value-type="string">
            <text:p text:style-name="P49">None</text:p>
          </table:table-cell>
          <table:table-cell table:style-name="Table3.E2" office:value-type="string">
            <text:p text:style-name="P49">Submits the given feedback form for the given event. Unrestricted submission by the way, <text:span text:style-name="T2">this could be an issue with spam submissions</text:span><text:span text:style-name="T14">.</text:span></text:p>
          </table:table-cell>
        </table:table-row>
        <table:table-row>
          <table:table-cell table:style-name="Table3.A2" office:value-type="string">
            <text:p text:style-name="P51">/<text:span text:style-name="T18">api/v1-2/events/{eventID}/feedback/report</text:span></text:p>
          </table:table-cell>
          <table:table-cell table:style-name="Table3.A2" office:value-type="string">
            <text:p text:style-name="P52">GET</text:p>
          </table:table-cell>
          <table:table-cell table:style-name="Table3.A2" office:value-type="string">
            <text:p text:style-name="P19">Input</text:p>
            <text:p text:style-name="P30">None</text:p>
            <text:p text:style-name="P30"/>
            <text:p text:style-name="P19">Output (Successful)</text:p>
            <text:p text:style-name="P30">CSV file. The first row will have the cell “Name” followed by all the unique questions asked across all the feedback forms submitted. Then for each form submitted, the name of the submitted (possibly an empty string) will appear under name, and answers to questions they did <text:soft-page-break/>answer will appear under the column for that question (empty string for unanswered questions/questions not asked).</text:p>
            <text:p text:style-name="P19"/>
            <text:p text:style-name="P19">Errors</text:p>
            <text:p text:style-name="P30">404 if that event does not exist</text:p>
            <text:p text:style-name="P30">500 if internal server issue</text:p>
          </table:table-cell>
          <table:table-cell table:style-name="Table3.A2" office:value-type="string">
            <text:p text:style-name="P51">Valid access token</text:p>
            <text:p text:style-name="P51">One of the following:</text:p>
            <text:p text:style-name="P51">User account which is a host of that event</text:p>
            <text:p text:style-name="P50">Administrator account</text:p>
          </table:table-cell>
          <table:table-cell table:style-name="Table3.E2" office:value-type="string">
            <text:p text:style-name="P52">Generates a CSV file with all the feedback forms submitted.</text:p>
          </table:table-cell>
        </table:table-row>
      </table:table>
      <text:p text:style-name="Text_20_body"/>
      <text:p text:style-name="P4">Guests</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12">URL Endpoint</text:p>
            </table:table-cell>
            <table:table-cell table:style-name="Table4.A1" office:value-type="string">
              <text:p text:style-name="P12">Method</text:p>
            </table:table-cell>
            <table:table-cell table:style-name="Table4.A1" office:value-type="string">
              <text:p text:style-name="P12">Input/Output (Request Body/Response Body)</text:p>
            </table:table-cell>
            <table:table-cell table:style-name="Table4.A1" office:value-type="string">
              <text:p text:style-name="P12">Permissions</text:p>
            </table:table-cell>
            <table:table-cell table:style-name="Table4.E1" office:value-type="string">
              <text:p text:style-name="P12">Description</text:p>
            </table:table-cell>
          </table:table-row>
        </table:table-header-rows>
        <table:table-row>
          <table:table-cell table:style-name="Table4.A2" office:value-type="string">
            <text:p text:style-name="Table_20_Contents">/api/v0/events/{eventID}/guests</text:p>
          </table:table-cell>
          <table:table-cell table:style-name="Table4.A2" office:value-type="string">
            <text:p text:style-name="Table_20_Contents">GET</text:p>
          </table:table-cell>
          <table:table-cell table:style-name="Table4.A2" office:value-type="string">
            <text:p text:style-name="P12">Input</text:p>
            <text:p text:style-name="Table_20_Contents">None</text:p>
            <text:p text:style-name="Table_20_Contents"/>
            <text:p text:style-name="P15">Query String Arguments</text:p>
            <text:p text:style-name="P28"><text:span text:style-name="T5">checkedin</text:span>, which can be true or false (not case sensitive). Will return only checked in (or not checked in) guests.</text:p>
            <text:p text:style-name="P28"><text:span text:style-name="T5">tag</text:span>, which can be any string. Will return only guests which have that tag. Multiple tags allowed, by reusing the tag form.</text:p>
            <text:p text:style-name="P28">No query string arguments will just return all guests. <text:span text:style-name="T45">Arguments are not case sensitive.</text:span></text:p>
            <text:p text:style-name="P28">For example:</text:p>
            <text:p text:style-name="P35">/api/v0/event/{eventID}/guests for all guests</text:p>
            <text:p text:style-name="P35">/api/v0/event/{eventID}/guests?tag=VIP for guests tagged VIP</text:p>
            <text:p text:style-name="P35">/api/v0/event/{eventID}/guests?tag=VIP&amp;tag=ATTENDING for all guests who are VIP and ATTENDING</text:p>
            <text:p text:style-name="P35">/api/v0/event/{eventID}/guests?checkedin=true for all guests who are checked in</text:p>
            <text:p text:style-name="P35"><text:soft-page-break/>/api/v0/event/{eventID}/guests?checkedin=false&amp;tag=OFFICER for all guests who are not checked in and are tagged OFFICER.</text:p>
            <text:p text:style-name="Table_20_Contents"/>
            <text:p text:style-name="P12">Output (Successful)</text:p>
            <text:p text:style-name="Table_20_Contents">Status 200</text:p>
            <text:p text:style-name="Table_20_Contents">["PERSON MCPERSON","CHINESE ENGLISHNAME",…]</text:p>
            <text:p text:style-name="Table_20_Contents"/>
            <text:p text:style-name="P36">Note that if you ask for a tag that does not exist, you’ll get successful output of []</text:p>
            <text:p text:style-name="Table_20_Contents"/>
            <text:p text:style-name="P12">Errors</text:p>
            <text:p text:style-name="P36">400 if any of the query string arguments are badly formatted</text:p>
            <text:p text:style-name="Table_20_Contents">404 if an event with that eventID does not exist.</text:p>
            <text:p text:style-name="Table_20_Contents">500 if any internal server issue</text:p>
          </table:table-cell>
          <table:table-cell table:style-name="Table4.A2" office:value-type="string">
            <text:p text:style-name="Table_20_Contents">Valid access token</text:p>
            <text:p text:style-name="Table_20_Contents">One of the following:</text:p>
            <text:p text:style-name="Table_20_Contents">User account which is a host of that event</text:p>
            <text:p text:style-name="Table_20_Contents">Administrator account</text:p>
          </table:table-cell>
          <table:table-cell table:style-name="Table4.E2" office:value-type="string">
            <text:p text:style-name="Table_20_Contents">Gets the list, as a JSON array, of names of all guests attending that particular event, <text:span text:style-name="T15">subject to the tag and checkedin constraints that are provided</text:span>. Event with that ID must exist.</text:p>
          </table:table-cell>
        </table:table-row>
        <table:table-row table:style-name="Table4.3">
          <table:table-cell table:style-name="Table4.A2" office:value-type="string">
            <text:p text:style-name="Table_20_Contents">/api/v0/events/{eventID}/guests</text:p>
          </table:table-cell>
          <table:table-cell table:style-name="Table4.A2" office:value-type="string">
            <text:p text:style-name="Table_20_Contents">POST</text:p>
          </table:table-cell>
          <table:table-cell table:style-name="Table4.A2" office:value-type="string">
            <text:p text:style-name="P12">Input</text:p>
            <text:p text:style-name="Table_20_Contents">{“nric”: “1234F”, “name”: “BOB MCBOB”, “<text:span text:style-name="T16">tags”:[“VIP”, ”ATTENDING”]</text:span>}</text:p>
            <text:p text:style-name="Table_20_Contents"/>
            <text:p text:style-name="P37">tags can be omitted, or empty array, for no tags. <text:span text:style-name="T45">Name and tags cannot be longer than 64 bytes.</text:span></text:p>
            <text:p text:style-name="Table_20_Contents"/>
            <text:p text:style-name="P12">Output (Successful)</text:p>
            <text:p text:style-name="Table_20_Contents">Status 201</text:p>
            <text:p text:style-name="Table_20_Contents">{"message":"Registration successful"}</text:p>
            <text:p text:style-name="Table_20_Contents"/>
            <text:p text:style-name="P12">Errors</text:p>
            <text:p text:style-name="Table_20_Contents">400 if body could not be read as JSON</text:p>
            <text:p text:style-name="Table_20_Contents">404 if an event with that eventID does not exist.</text:p>
            <text:p text:style-name="Table_20_Contents">500 if any internal server issue</text:p>
          </table:table-cell>
          <table:table-cell table:style-name="Table4.A2" office:value-type="string">
            <text:p text:style-name="Table_20_Contents">Valid access token</text:p>
            <text:p text:style-name="Table_20_Contents">One of the following:</text:p>
            <text:p text:style-name="Table_20_Contents">User account which is a host of that event</text:p>
            <text:p text:style-name="Table_20_Contents">Administrator account</text:p>
          </table:table-cell>
          <table:table-cell table:style-name="Table4.E2" office:value-type="string">
            <text:p text:style-name="Table_20_Contents">Registers a guest as attending a given event. NRIC must be unique (for that particular event). Event with that ID must exist. Technically a blank NRIC and blank name is acceptable.</text:p>
          </table:table-cell>
        </table:table-row>
        <text:soft-page-break/>
        <table:table-row table:style-name="Table4.3">
          <table:table-cell table:style-name="Table4.A2" office:value-type="string">
            <text:p text:style-name="P114">/api/v<text:span text:style-name="T46">1-3</text:span>/events/{eventID}/guests</text:p>
          </table:table-cell>
          <table:table-cell table:style-name="Table4.A2" office:value-type="string">
            <text:p text:style-name="P115">POST</text:p>
          </table:table-cell>
          <table:table-cell table:style-name="Table4.A2" office:value-type="string">
            <text:p text:style-name="P107">Input</text:p>
            <text:p text:style-name="P88">An array of Guest objects</text:p>
            <text:p text:style-name="P88">[{“nric”: “1234F”, “name”: “BOB MCBOB”, “<text:span text:style-name="T16">tags”:[“VIP”, ”ATTENDING”]</text:span>}, ...]</text:p>
            <text:p text:style-name="P88"/>
            <text:p text:style-name="P108">Output (Successful)</text:p>
            <text:p text:style-name="P88">Status 201</text:p>
            <text:p text:style-name="P88">{“message”: “Registration successful for all guests”}</text:p>
            <text:p text:style-name="P88"/>
            <text:p text:style-name="P108">Errors</text:p>
            <text:p text:style-name="P114">400 if body could not be read as JSON, <text:span text:style-name="T46">or empty array of guests is provided</text:span></text:p>
            <text:p text:style-name="P114">404 if an event with that eventID does not exist.</text:p>
            <text:p text:style-name="P88">500 if any internal server issue</text:p>
          </table:table-cell>
          <table:table-cell table:style-name="Table4.A2" office:value-type="string">
            <text:p text:style-name="P114">Valid access token</text:p>
            <text:p text:style-name="P114">One of the following:</text:p>
            <text:p text:style-name="P114">User account which is a host of that event</text:p>
            <text:p text:style-name="P114">Administrator account</text:p>
          </table:table-cell>
          <table:table-cell table:style-name="Table4.E2" office:value-type="string">
            <text:p text:style-name="P115">Registers all of the guests supplied for a given event. NRIC must be unique (for that particular event). Event with that ID must exist. Technically on guest with a blank NRIC is permitted, as are blank names.</text:p>
            <text:p text:style-name="P116">If <text:span text:style-name="T5">any</text:span><text:span text:style-name="T6"> of the guests fail to register, all will fail.</text:span></text:p>
          </table:table-cell>
        </table:table-row>
        <table:table-row table:style-name="Table4.3">
          <table:table-cell table:style-name="Table4.A2" office:value-type="string">
            <text:p text:style-name="Table_20_Contents">/api/v0/events/{eventID}/guests</text:p>
          </table:table-cell>
          <table:table-cell table:style-name="Table4.A2" office:value-type="string">
            <text:p text:style-name="Table_20_Contents">DELETE</text:p>
          </table:table-cell>
          <table:table-cell table:style-name="Table4.A2" office:value-type="string">
            <text:p text:style-name="P12">Input</text:p>
            <text:p text:style-name="Table_20_Contents">{“nric”: “1234F”}</text:p>
            <text:p text:style-name="Table_20_Contents"/>
            <text:p text:style-name="P12">Output (Successful)</text:p>
            <text:p text:style-name="Table_20_Contents">Status 200</text:p>
            <text:p text:style-name="Table_20_Contents">{"message":"Successfully deleted guest"}</text:p>
            <text:p text:style-name="Table_20_Contents"/>
            <text:p text:style-name="P12">Errors</text:p>
            <text:p text:style-name="Table_20_Contents">400 if body could not be read as JSON</text:p>
            <text:p text:style-name="Table_20_Contents">404 if an event with that eventID does not exist.</text:p>
            <text:p text:style-name="Table_20_Contents">500 if any internal server issue</text:p>
          </table:table-cell>
          <table:table-cell table:style-name="Table4.A2" office:value-type="string">
            <text:p text:style-name="Table_20_Contents">Valid access token</text:p>
            <text:p text:style-name="Table_20_Contents">One of the following:</text:p>
            <text:p text:style-name="Table_20_Contents">User account which is a host of that event</text:p>
            <text:p text:style-name="Table_20_Contents">Administrator account</text:p>
          </table:table-cell>
          <table:table-cell table:style-name="Table4.E2" office:value-type="string">
            <text:p text:style-name="Table_20_Contents">Removes a guest (given their nric) from the guest list of a given event. Event with that ID must exist.</text:p>
          </table:table-cell>
        </table:table-row>
        <table:table-row table:style-name="Table4.3">
          <table:table-cell table:style-name="Table4.A2" office:value-type="string">
            <text:p text:style-name="Table_20_Contents">/api/v0/events/{eventID}/guests/checkedin</text:p>
            <text:p text:style-name="Table_20_Contents"/>
            <text:p text:style-name="P13">DEPRECATED, use GET <text:span text:style-name="T6">api/v0/events/{eventID}/guests?checkedin=true</text:span></text:p>
          </table:table-cell>
          <table:table-cell table:style-name="Table4.A2" office:value-type="string">
            <text:p text:style-name="Table_20_Contents">GET</text:p>
          </table:table-cell>
          <table:table-cell table:style-name="Table4.A2" office:value-type="string">
            <text:p text:style-name="P12">Input</text:p>
            <text:p text:style-name="Table_20_Contents">None</text:p>
            <text:p text:style-name="Table_20_Contents"/>
            <text:p text:style-name="P12">Output (Successful)</text:p>
            <text:p text:style-name="Table_20_Contents">Status 200</text:p>
            <text:p text:style-name="Table_20_Contents">["PERSON MCPERSON","CHINESE ENGLISHNAME",…]</text:p>
            <text:p text:style-name="Table_20_Contents"><text:soft-page-break/></text:p>
            <text:p text:style-name="P12">Errors</text:p>
            <text:p text:style-name="Table_20_Contents">404 if an event with that eventID does not exist.</text:p>
            <text:p text:style-name="Table_20_Contents">500 if any internal server issue</text:p>
          </table:table-cell>
          <table:table-cell table:style-name="Table4.A2" office:value-type="string">
            <text:p text:style-name="Table_20_Contents">Valid access token</text:p>
            <text:p text:style-name="Table_20_Contents">One of the following:</text:p>
            <text:p text:style-name="Table_20_Contents">User account which is a host of that event</text:p>
            <text:p text:style-name="Table_20_Contents">Administrator account</text:p>
          </table:table-cell>
          <table:table-cell table:style-name="Table4.E2" office:value-type="string">
            <text:p text:style-name="Table_20_Contents">Gets the list, as a JSON array, of names of guests who have checked in to (i.e. attended) a given event. Event with that ID must exist.</text:p>
          </table:table-cell>
        </table:table-row>
        <table:table-row table:style-name="Table4.3">
          <table:table-cell table:style-name="Table4.A2" office:value-type="string">
            <text:p text:style-name="Table_20_Contents">/api/v0/events/{eventID}/guests/checkedin</text:p>
          </table:table-cell>
          <table:table-cell table:style-name="Table4.A2" office:value-type="string">
            <text:p text:style-name="Table_20_Contents">POST</text:p>
          </table:table-cell>
          <table:table-cell table:style-name="Table4.A2" office:value-type="string">
            <text:p text:style-name="P12">Input</text:p>
            <text:p text:style-name="Table_20_Contents">{“nric”: “1234F”}</text:p>
            <text:p text:style-name="Table_20_Contents"/>
            <text:p text:style-name="P12">Output (Successful)</text:p>
            <text:p text:style-name="Table_20_Contents">Status 200</text:p>
            <text:p text:style-name="Table_20_Contents">“BOB MCBOB”</text:p>
            <text:p text:style-name="Table_20_Contents"/>
            <text:p text:style-name="P12">Errors</text:p>
            <text:p text:style-name="Table_20_Contents">400 if body could not be read as JSON</text:p>
            <text:p text:style-name="Table_20_Contents">404 if an event with that eventID does not exist or if guest with that NRIC does not exist (and thus cannot be checked in).</text:p>
            <text:p text:style-name="Table_20_Contents">500 if any internal server issue</text:p>
          </table:table-cell>
          <table:table-cell table:style-name="Table4.A2" office:value-type="string">
            <text:p text:style-name="Table_20_Contents">None</text:p>
          </table:table-cell>
          <table:table-cell table:style-name="Table4.E2" office:value-type="string">
            <text:p text:style-name="Table_20_Contents">Checks in a guest with the provided NRIC into the given event, given that the guest is in the guest list to start with (if not an error is returned). Returns a string with their name. Event with that ID must exist. If a guest is already checked in, no error is returned and the name is returned as usual, as if the guest was not already checked in.</text:p>
          </table:table-cell>
        </table:table-row>
        <table:table-row table:style-name="Table4.3">
          <table:table-cell table:style-name="Table4.A2" office:value-type="string">
            <text:p text:style-name="Table_20_Contents">/api/v0/events/{eventID}/guests/checkedin</text:p>
          </table:table-cell>
          <table:table-cell table:style-name="Table4.A2" office:value-type="string">
            <text:p text:style-name="Table_20_Contents">DELETE</text:p>
          </table:table-cell>
          <table:table-cell table:style-name="Table4.A2" office:value-type="string">
            <text:p text:style-name="P12">Input</text:p>
            <text:p text:style-name="Table_20_Contents">{“nric”: “1234F”}</text:p>
            <text:p text:style-name="Table_20_Contents"/>
            <text:p text:style-name="P12">Output (Successful)</text:p>
            <text:p text:style-name="Table_20_Contents">Status 200</text:p>
            <text:p text:style-name="Table_20_Contents"/>
            <text:p text:style-name="P12">Errors</text:p>
            <text:p text:style-name="Table_20_Contents">400 if body could not be read as JSON</text:p>
            <text:p text:style-name="Table_20_Contents">404 if an event with that eventID does not exist or if guest with that NRIC does not exist (and thus cannot be checked in).</text:p>
            <text:p text:style-name="Table_20_Contents">500 if any internal server issue</text:p>
          </table:table-cell>
          <table:table-cell table:style-name="Table4.A2" office:value-type="string">
            <text:p text:style-name="Table_20_Contents"/>
          </table:table-cell>
          <table:table-cell table:style-name="Table4.E2" office:value-type="string">
            <text:p text:style-name="Table_20_Contents">Checks out a guest with the provided NRIC/marks them as absent for the given event, gien that the guest is in the guest list to start with (if not an error is returned). Event with that ID must exist. If the guest is already not checked in/marked as absent, no error is returned, as if the guest <text:soft-page-break/>was initially checked in.</text:p>
          </table:table-cell>
        </table:table-row>
        <table:table-row table:style-name="Table4.3">
          <table:table-cell table:style-name="Table4.A2" office:value-type="string">
            <text:p text:style-name="Table_20_Contents">/api/v0/events/{eventID}/guests/notcheckedin</text:p>
            <text:p text:style-name="Table_20_Contents"/>
            <text:p text:style-name="P13">DEPRECATED, use GET <text:span text:style-name="T6">api/v0/events/{eventID}/guests?checkedin=false</text:span></text:p>
          </table:table-cell>
          <table:table-cell table:style-name="Table4.A2" office:value-type="string">
            <text:p text:style-name="Table_20_Contents">GET</text:p>
          </table:table-cell>
          <table:table-cell table:style-name="Table4.A2" office:value-type="string">
            <text:p text:style-name="P12">Input</text:p>
            <text:p text:style-name="Table_20_Contents">None</text:p>
            <text:p text:style-name="Table_20_Contents"/>
            <text:p text:style-name="P12">Output (Successful)</text:p>
            <text:p text:style-name="Table_20_Contents">Status 200</text:p>
            <text:p text:style-name="Table_20_Contents">["PERSON MCPERSON","CHINESE ENGLISHNAME",…]</text:p>
            <text:p text:style-name="Table_20_Contents"/>
            <text:p text:style-name="P12">Errors</text:p>
            <text:p text:style-name="Table_20_Contents">404 if an event with that eventID does not exist.</text:p>
            <text:p text:style-name="Table_20_Contents">500 if any internal server issue</text:p>
          </table:table-cell>
          <table:table-cell table:style-name="Table4.A2" office:value-type="string">
            <text:p text:style-name="Table_20_Contents">Valid access token</text:p>
            <text:p text:style-name="Table_20_Contents">One of the following:</text:p>
            <text:p text:style-name="Table_20_Contents">User account which is a host of that event</text:p>
            <text:p text:style-name="Table_20_Contents">Administrator account</text:p>
          </table:table-cell>
          <table:table-cell table:style-name="Table4.E2" office:value-type="string">
            <text:p text:style-name="Table_20_Contents">Gets the list, as a JSON arrays, of names of guests who have yet to/did not check in to (i.e. attend) a given event. Event with that ID must exist.</text:p>
            <text:p text:style-name="Table_20_Contents"><text:span text:style-name="Default_20_Paragraph_20_Font"><text:span text:style-name="T1">Marked for deletion.</text:span></text:span></text:p>
          </table:table-cell>
        </table:table-row>
        <table:table-row table:style-name="Table4.3">
          <table:table-cell table:style-name="Table4.A2" office:value-type="string">
            <text:p text:style-name="Table_20_Contents">/api/v0/events/{eventID}/guests/stats</text:p>
            <text:p text:style-name="Table_20_Contents"/>
            <text:p text:style-name="P14">DEPRECATED, use GET <text:span text:style-name="T6">api/v0/events/{eventID}/guests </text:span><text:span text:style-name="T7">with checkedin=true, checkedin=false and no arguments and calculate stats yourself</text:span></text:p>
          </table:table-cell>
          <table:table-cell table:style-name="Table4.A2" office:value-type="string">
            <text:p text:style-name="Table_20_Contents">GET</text:p>
          </table:table-cell>
          <table:table-cell table:style-name="Table4.A2" office:value-type="string">
            <text:p text:style-name="P12">Input</text:p>
            <text:p text:style-name="Table_20_Contents">None</text:p>
            <text:p text:style-name="Table_20_Contents"/>
            <text:p text:style-name="P12">Output (Successful)</text:p>
            <text:p text:style-name="Table_20_Contents">Status 200</text:p>
            <text:p text:style-name="Table_20_Contents">{"total":335,"checkedIn":1,"percentCheckedIn":0.0029850746268656717}</text:p>
            <text:p text:style-name="Table_20_Contents"/>
            <text:p text:style-name="Table_20_Contents">If total=0, checkedIn=0, percentCheckedIn will be 0.</text:p>
            <text:p text:style-name="Table_20_Contents"/>
            <text:p text:style-name="P12">Errors</text:p>
            <text:p text:style-name="Table_20_Contents">404 if an event with that eventID does not exist.</text:p>
            <text:p text:style-name="Table_20_Contents">500 if any internal server issue</text:p>
          </table:table-cell>
          <table:table-cell table:style-name="Table4.A2" office:value-type="string">
            <text:p text:style-name="Table_20_Contents">Valid access token</text:p>
            <text:p text:style-name="Table_20_Contents">One of the following:</text:p>
            <text:p text:style-name="Table_20_Contents">User account which is a host of that event</text:p>
            <text:p text:style-name="Table_20_Contents">Administrator account</text:p>
          </table:table-cell>
          <table:table-cell table:style-name="Table4.E2" office:value-type="string">
            <text:p text:style-name="Table_20_Contents">Gets summary statistics about the attendance of a given event. The statistics are the number who have checked in, the total number of guests, and the percentage attendance. Event with that ID must exist.</text:p>
          </table:table-cell>
        </table:table-row>
        <table:table-row table:style-name="Table4.3">
          <table:table-cell table:style-name="Table4.A2" office:value-type="string">
            <text:p text:style-name="Table_20_Contents">/api/v0/events/{eventID}/guests/report</text:p>
          </table:table-cell>
          <table:table-cell table:style-name="Table4.A2" office:value-type="string">
            <text:p text:style-name="Table_20_Contents">GET</text:p>
          </table:table-cell>
          <table:table-cell table:style-name="Table4.A2" office:value-type="string">
            <text:p text:style-name="P12">Input</text:p>
            <text:p text:style-name="Table_20_Contents">None</text:p>
            <text:p text:style-name="Table_20_Contents"/>
            <text:p text:style-name="P12">Output (Successful)</text:p>
            <text:p text:style-name="Table_20_Contents">Returns a CSV file (with header Content-Type text/csv).</text:p>
            <text:p text:style-name="Table_20_Contents">The first row has two cells, “Name” and “Present”</text:p>
            <text:p text:style-name="Table_20_Contents"><text:soft-page-break/>Each row has a guest name, and then 1 or 0 in the Present column. 1 means present.</text:p>
            <text:p text:style-name="Table_20_Contents"/>
            <text:p text:style-name="P12">Errors</text:p>
            <text:p text:style-name="Table_20_Contents">404 if an event with that eventID does not exist.</text:p>
            <text:p text:style-name="Table_20_Contents">500 if any internal server issue</text:p>
          </table:table-cell>
          <table:table-cell table:style-name="Table4.A2" office:value-type="string">
            <text:p text:style-name="Table_20_Contents">Valid access token</text:p>
            <text:p text:style-name="Table_20_Contents">One of the following:</text:p>
            <text:p text:style-name="Table_20_Contents">User account which is a host of that event</text:p>
            <text:p text:style-name="Table_20_Contents">Administrator account</text:p>
          </table:table-cell>
          <table:table-cell table:style-name="Table4.E2" office:value-type="string">
            <text:p text:style-name="Table_20_Contents">Gets a CSV file that serves as an attendance report of the given event. The file is formatted with the names of guests followed by a “1” or “0”, <text:soft-page-break/>with 1 indicating that that guest attended, and 0 indicating that they did not. Event with that ID must exist.</text:p>
          </table:table-cell>
        </table:table-row>
      </table:table>
      <text:p text:style-name="Text_20_body"/>
      <text:p text:style-name="P4">Utility</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12">URL Endpoint</text:p>
            </table:table-cell>
            <table:table-cell table:style-name="Table5.A1" office:value-type="string">
              <text:p text:style-name="P12">Method</text:p>
            </table:table-cell>
            <table:table-cell table:style-name="Table5.A1" office:value-type="string">
              <text:p text:style-name="P12">Input/Output (Request Body/Response Body)</text:p>
            </table:table-cell>
            <table:table-cell table:style-name="Table5.A1" office:value-type="string">
              <text:p text:style-name="P12">Permissions</text:p>
            </table:table-cell>
            <table:table-cell table:style-name="Table5.E1" office:value-type="string">
              <text:p text:style-name="P12">Description</text:p>
            </table:table-cell>
          </table:table-row>
        </table:table-header-rows>
        <table:table-row table:style-name="Table5.2">
          <table:table-cell table:style-name="Table5.A2" office:value-type="string">
            <text:p text:style-name="Table_20_Contents">/api/v0/utility/qrcode</text:p>
          </table:table-cell>
          <table:table-cell table:style-name="Table5.A2" office:value-type="string">
            <text:p text:style-name="Table_20_Contents">POST</text:p>
          </table:table-cell>
          <table:table-cell table:style-name="Table5.A2" office:value-type="string">
            <text:p text:style-name="P12">Input</text:p>
            <text:p text:style-name="Table_20_Contents">{“nric” : “1234F”}</text:p>
            <text:p text:style-name="Table_20_Contents"/>
            <text:p text:style-name="P12">Output (Successful)</text:p>
            <text:p text:style-name="Table_20_Contents">A PNG image (with header Content-Type image/png) of a QR code that encodes the NRIC supplied.</text:p>
            <text:p text:style-name="Table_20_Contents"/>
            <text:p text:style-name="P12">Errors</text:p>
            <text:p text:style-name="Table_20_Contents">400 if body could not be read as JSON</text:p>
            <text:p text:style-name="Table_20_Contents">500 if any internal server issue</text:p>
          </table:table-cell>
          <table:table-cell table:style-name="Table5.A2" office:value-type="string">
            <text:p text:style-name="Table_20_Contents">None</text:p>
          </table:table-cell>
          <table:table-cell table:style-name="Table5.E2" office:value-type="string">
            <text:p text:style-name="Table_20_Contents">Generates and returns the QR code that encodes the provided NRIC in it. The QR code is in a PNG format.</text:p>
          </table:table-cell>
        </table:table-row>
        <table:table-row table:style-name="Table5.2">
          <table:table-cell table:style-name="Table5.A2" office:value-type="string">
            <text:p text:style-name="Table_20_Contents">/<text:span text:style-name="T49">api/v1-3/utility/time</text:span></text:p>
          </table:table-cell>
          <table:table-cell table:style-name="Table5.A2" office:value-type="string">
            <text:p text:style-name="P117">GET</text:p>
          </table:table-cell>
          <table:table-cell table:style-name="Table5.A2" office:value-type="string">
            <text:p text:style-name="P109">Input</text:p>
            <text:p text:style-name="P89">None</text:p>
            <text:p text:style-name="P89"/>
            <text:p text:style-name="P109">Query String Arguments</text:p>
            <text:p text:style-name="P111">loc <text:span text:style-name="T6">to specify the timezone the response time should be in</text:span></text:p>
            <text:p text:style-name="P111"><text:span text:style-name="T6"/></text:p>
            <text:p text:style-name="P112"><text:span text:style-name="T6">Errors</text:span></text:p>
            <text:p text:style-name="P111"><text:span text:style-name="T6">None (except the 400 for invalid timezone </text:span><text:span text:style-name="T12">name</text:span><text:span text:style-name="T6">, mentioned in the section Times and Timezones)</text:span></text:p>
          </table:table-cell>
          <table:table-cell table:style-name="Table5.A2" office:value-type="string">
            <text:p text:style-name="P118">None</text:p>
          </table:table-cell>
          <table:table-cell table:style-name="Table5.E2" office:value-type="string">
            <text:p text:style-name="P118">Returns the current server time, in UTC by default, unless a <text:span text:style-name="T5">loc</text:span><text:span text:style-name="T6"> argument is supplied.</text:span></text:p>
          </table:table-cell>
        </table:table-row>
      </table:table>
      <text:p text:style-name="Standard"/>
      <text:p text:style-name="P69">Websocket endpoints</text:p>
      <text:p text:style-name="P66"><text:soft-page-break/></text:p>
      <text:p text:style-name="P68">Websocket endpoints should be called using wss://&lt;host&gt;.com/api/whatever. In Javascript, the new Websocket(addr) method should be used. Google about the Javascript websocket API.</text:p>
      <text:p text:style-name="P68"/>
      <text:p text:style-name="P65">Guests</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38">URL Endpoint</text:p>
          </table:table-cell>
          <table:table-cell table:style-name="Table6.A1" office:value-type="string">
            <text:p text:style-name="P39">Method</text:p>
          </table:table-cell>
          <table:table-cell table:style-name="Table6.A1" office:value-type="string">
            <text:p text:style-name="P39">Input/Output (Request Body/Response Body)</text:p>
          </table:table-cell>
          <table:table-cell table:style-name="Table6.A1" office:value-type="string">
            <text:p text:style-name="P39">Permissions</text:p>
          </table:table-cell>
          <table:table-cell table:style-name="Table6.E1" office:value-type="string">
            <text:p text:style-name="P39">Description</text:p>
          </table:table-cell>
        </table:table-row>
        <table:table-row table:style-name="Table6.2">
          <table:table-cell table:style-name="Table6.A2" office:value-type="string">
            <text:p text:style-name="P43">/<text:span text:style-name="T17">api/v1-2/events/{eventID}/guests/checkedin/listener/{nric}</text:span></text:p>
          </table:table-cell>
          <table:table-cell table:style-name="Table6.A2" office:value-type="string">
            <text:p text:style-name="P44"/>
          </table:table-cell>
          <table:table-cell table:style-name="Table6.A2" office:value-type="string">
            <text:p text:style-name="P39">Input</text:p>
            <text:p text:style-name="P48">None</text:p>
            <text:p text:style-name="P39"/>
            <text:p text:style-name="P39">Output</text:p>
            <text:p text:style-name="P48">Status 101 Protocol Changed</text:p>
            <text:p text:style-name="P48"/>
            <text:p text:style-name="P39">Websocket Output</text:p>
            <text:p text:style-name="P48">All output will be in the form</text:p>
            <text:p text:style-name="P48">{“title”: “sometitle”, “content”: {}}</text:p>
            <text:p text:style-name="P48"/>
            <text:p text:style-name="P48">Where {} can be any object (or a string, number, array etc) – you should figure out exactly what by looking at the title.</text:p>
            <text:p text:style-name="P48"/>
            <text:p text:style-name="P48">Two possible results:</text:p>
            <text:p text:style-name="P48"/>
            <text:p text:style-name="P48">The guest was marked present (checked in):</text:p>
            <text:p text:style-name="P48"/>
            <text:p text:style-name="P48">{“title”: “checkedin/1”, “content”:{“name”: “Jim”, “nric”: ”1234A”}}</text:p>
            <text:p text:style-name="P48"/>
            <text:p text:style-name="P48">The guest was marked absent :</text:p>
            <text:p text:style-name="P48"/>
            <text:p text:style-name="P48">{“title”: “checkedin/0”,”content”:null}</text:p>
          </table:table-cell>
          <table:table-cell table:style-name="Table6.A2" office:value-type="string">
            <text:p text:style-name="P44">None</text:p>
          </table:table-cell>
          <table:table-cell table:style-name="Table6.E2" office:value-type="string">
            <text:p text:style-name="P44">Opens a websocket connection with the server, to “listen” on the checked in status of a guest with the given NRIC in the URL (using wss so the query string is not exposed, so using NRIC like this is secure). If that guest is checked in, or marked absent, a message will be sent over the websocket connection.</text:p>
          </table:table-cell>
        </table:table-row>
      </table:table>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 svg:font-family="'Lohit Devanagari'"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meta:creation-date>2019-03-06T16:15:00Z</meta:creation-date>
    <dc:date>2019-06-20T13:28:16.755591567</dc:date>
    <meta:print-date>2019-03-28T08:04:00Z</meta:print-date>
    <meta:editing-cycles>152</meta:editing-cycles>
    <meta:editing-duration>PT13H13M37S</meta:editing-duration>
    <meta:document-statistic meta:table-count="9" meta:image-count="0" meta:object-count="0" meta:page-count="20" meta:paragraph-count="678" meta:word-count="4118" meta:character-count="25378" meta:non-whitespace-character-count="21925"/>
    <meta:template xlink:type="simple" xlink:actuate="onRequest" xlink:title="" xlink:href="Normal.dotm"/>
  </office:meta>
</office:document-meta>
</file>